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5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9.585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2.477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4.847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7.265cm"/>
    </style:style>
    <style:style style:name="co16" style:family="table-column">
      <style:table-column-properties fo:break-before="auto" style:column-width="7.135cm"/>
    </style:style>
    <style:style style:name="co17" style:family="table-column">
      <style:table-column-properties fo:break-before="auto" style:column-width="4.112cm"/>
    </style:style>
    <style:style style:name="co18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ffd7"/>
    </style:style>
    <style:style style:name="ce5" style:family="table-cell" style:parent-style-name="Default">
      <style:table-cell-properties fo:background-color="#80808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vertical-align="top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$Data.$A$14])" table:allow-empty-cell="true" table:display-list="sort-ascending" table:base-cell-address="Worksheet.D2">
          <table:error-message table:message-type="stop" table:display="true"/>
        </table:content-validation>
        <table:content-validation table:name="val2" table:condition="of:cell-content-is-in-list([$Data.$A$2:$Data.$A$13])" table:allow-empty-cell="true" table:display-list="sort-ascending" table:base-cell-address="Worksheet.D2">
          <table:error-message table:message-type="stop" table:display="true"/>
        </table:content-validation>
        <table:content-validation table:name="val3" table:condition="of:cell-content-is-in-list([$Data.$A$2:$Data.$A$12])" table:allow-empty-cell="true" table:display-list="unsorted" table:base-cell-address="Worksheet.D2">
          <table:error-message table:message-type="stop" table:display="true"/>
        </table:content-validation>
        <table:content-validation table:name="val4" table:base-cell-address="Worksheet.E2">
          <table:error-message table:message-type="stop" table:display="true"/>
        </table:content-validation>
        <table:content-validation table:name="val5" table:condition="of:cell-content-is-in-list([$Data.$D$2:$Data.$D$15])" table:allow-empty-cell="true" table:display-list="unsorted" table:base-cell-address="Worksheet.F2">
          <table:error-message table:message-type="stop" table:display="true"/>
        </table:content-validation>
      </table:content-validations>
      <table:table table:name="Work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DNS</text:p>
          </table:table-cell>
          <table:table-cell table:style-name="ce1" office:value-type="string" calcext:value-type="string">
            <text:p>Group Name</text:p>
          </table:table-cell>
          <table:table-cell table:style-name="ce1" office:value-type="string" calcext:value-type="string">
            <text:p>GroupID</text:p>
          </table:table-cell>
          <table:table-cell table:style-name="ce1" office:value-type="string" calcext:value-type="string">
            <text:p>Template Name</text:p>
          </table:table-cell>
          <table:table-cell table:style-name="ce1" office:value-type="string" calcext:value-type="string">
            <text:p>Template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rt</text:p>
          </table:table-cell>
        </table:table-row>
        <table:table-row table:style-name="ro1">
          <table:table-cell table:number-columns-repeated="2"/>
          <table:table-cell table:style-name="ce9" table:formula="of:=CONCATENATE(SUBSTITUTE([.A2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2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2];[$Data.$D$2:$Data.$G$14];2;0)" office:value-type="string" office:string-value="" calcext:value-type="error">
            <text:p>#N/A</text:p>
          </table:table-cell>
          <table:table-cell table:style-name="ce5" table:content-validation-name="val4" table:formula="of:=VLOOKUP([.$F2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2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3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3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3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3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3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4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4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4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4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4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5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5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5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5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5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6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6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6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6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6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7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7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7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7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7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8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8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8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8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8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9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9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9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9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9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0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10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0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0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0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1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11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1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1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1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2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12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2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2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2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3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13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3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3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3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4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14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4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4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4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5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15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5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5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5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6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16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6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6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6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7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17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7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7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7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8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18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8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8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8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9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19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9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9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9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20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20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20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20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20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21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21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21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21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21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22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22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22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22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22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23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23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23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23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23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24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24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24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24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24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25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25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25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25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25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26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26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26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26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26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27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27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27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27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27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28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28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28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28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28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29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29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29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29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29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30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30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30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30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30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31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31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31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31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31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32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32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32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32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32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33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33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33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33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33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34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34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34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34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34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35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35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35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35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35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36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36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36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36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36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37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37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37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37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37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38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38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38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38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38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39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39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39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39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39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40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40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40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40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40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41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41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41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41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41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42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42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42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42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42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43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43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43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43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43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44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44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44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44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44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45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45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45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45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45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46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46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46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46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46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47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47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47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47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47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48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48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48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48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48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49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49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49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49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49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50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1"/>
          <table:table-cell table:style-name="ce5" table:content-validation-name="val4" table:formula="of:=VLOOKUP([.D50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50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50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50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51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51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51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51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51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52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52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52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52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52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53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53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53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53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53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54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54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54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54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54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55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55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55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55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55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56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56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56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56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56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57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57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57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57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57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58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58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58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58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58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59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59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59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59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59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60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60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60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60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60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61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61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61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61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61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62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62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62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62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62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63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63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63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63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63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64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64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64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64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64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65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65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65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65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65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66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66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66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66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66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67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67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67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67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67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68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68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68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68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68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69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69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69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69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69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70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70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70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70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70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71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71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71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71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71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72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72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72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72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72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73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73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73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73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73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74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74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74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74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74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75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75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75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75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75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76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76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76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76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76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77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77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77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77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77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78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78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78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78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78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79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79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79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79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79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80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80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80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80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80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81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81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81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81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81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82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82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82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82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82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83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83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83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83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83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84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84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84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84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84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85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85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85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85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85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86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86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86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86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86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87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87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87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87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87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88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88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88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88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88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89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89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89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89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89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90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90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90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90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90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91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91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91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91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91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92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92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92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92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92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93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93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93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93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93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94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94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94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94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94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95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95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95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95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95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96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96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96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96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96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97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97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97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97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97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98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98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98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98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98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99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99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99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99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99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00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100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00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00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00];[$Data.$D$2:$Data.$G$14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style-name="ce9" table:formula="of:=CONCATENATE(SUBSTITUTE([.A101];&quot;.&quot;;&quot;-&quot;);&quot;.wightman.net&quot;)" office:value-type="string" office:string-value=".wightman.net" calcext:value-type="string">
            <text:p>.wightman.net</text:p>
          </table:table-cell>
          <table:table-cell table:style-name="ce6" table:content-validation-name="val2"/>
          <table:table-cell table:style-name="ce5" table:content-validation-name="val4" table:formula="of:=VLOOKUP([.D101];[$Data.$A$2:$Data.$B$13];2;0)" office:value-type="string" office:string-value="" calcext:value-type="error">
            <text:p>#N/A</text:p>
          </table:table-cell>
          <table:table-cell table:style-name="ce6" table:content-validation-name="val5"/>
          <table:table-cell table:style-name="ce5" table:content-validation-name="val4" table:formula="of:=VLOOKUP([.F101];[$Data.$D$2:$Data.$E$14];2;0)" office:value-type="string" office:string-value="" calcext:value-type="error">
            <text:p>#N/A</text:p>
          </table:table-cell>
          <table:table-cell table:style-name="ce5" table:content-validation-name="val4" table:formula="of:=VLOOKUP([.$F101];[$Data.$D$2:$Data.$G$14];3;0)" office:value-type="string" office:string-value="" calcext:value-type="error">
            <text:p>#N/A</text:p>
          </table:table-cell>
          <table:table-cell table:style-name="ce5" table:content-validation-name="val4" table:formula="of:=VLOOKUP([.$F101];[$Data.$D$2:$Data.$G$14];4;0)" office:value-type="string" office:string-value="" calcext:value-type="error">
            <text:p>#N/A</text:p>
          </table:table-cell>
        </table:table-row>
        <table:table-row table:style-name="ro1" table:number-rows-repeated="1048474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4"/>
          <table:table-cell table:number-columns-repeated="2"/>
        </table:table-row>
        <table:table-row table:style-name="ro1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4"/>
          <table:table-cell table:number-columns-repeated="2"/>
        </table:table-row>
      </table:table>
      <table:table table:name="Dat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row table:style-name="ro1">
          <table:table-cell table:style-name="ce12" office:value-type="string" calcext:value-type="string">
            <text:p>GroupName</text:p>
          </table:table-cell>
          <table:table-cell table:style-name="ce12" office:value-type="string" calcext:value-type="string">
            <text:p>GroupID</text:p>
          </table:table-cell>
          <table:table-cell/>
          <table:table-cell table:style-name="ce12" office:value-type="string" calcext:value-type="string">
            <text:p>TemplateName</text:p>
          </table:table-cell>
          <table:table-cell table:style-name="ce12" office:value-type="string" calcext:value-type="string">
            <text:p>TemplateI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 Access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dtran TA5000-TA11xx</text:p>
          </table:table-cell>
          <table:table-cell office:value-type="float" office:value="10529" calcext:value-type="float">
            <text:p>10529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13" office:value-type="string" calcext:value-type="string" table:number-columns-spanned="1" table:number-rows-spanned="5">
            <text:p>Save Export (tab) as a cvs file type with semi-colon as the delimiter named /tmp/hosts.csv, </text:p>
            <text:p>this is where the script looks for the input</text:p>
            <text:p/>
            <text:p>Changes to Group and Template data sets will require updating formulas on Worksheet</text:p>
          </table:table-cell>
        </table:table-row>
        <table:table-row table:style-name="ro1">
          <table:table-cell office:value-type="string" calcext:value-type="string">
            <text:p>Core Routers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rista SNMP</text:p>
          </table:table-cell>
          <table:table-cell office:value-type="float" office:value="10254" calcext:value-type="float">
            <text:p>10254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Core Switch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isco IOS SNMP</text:p>
          </table:table-cell>
          <table:table-cell office:value-type="float" office:value="10218" calcext:value-type="float">
            <text:p>10218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Core Telecom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uniper MX SNMPv3</text:p>
          </table:table-cell>
          <table:table-cell office:value-type="float" office:value="10461" calcext:value-type="float">
            <text:p>10461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Core Transpo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uniper Total</text:p>
          </table:table-cell>
          <table:table-cell office:value-type="float" office:value="10911" calcext:value-type="float">
            <text:p>10911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CPE Switches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ANTRONIX-UDS1100</text:p>
          </table:table-cell>
          <table:table-cell office:value-type="float" office:value="10914" calcext:value-type="float">
            <text:p>10914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inux by Zabbix agent</text:p>
          </table:table-cell>
          <table:table-cell office:value-type="float" office:value="10001" calcext:value-type="float">
            <text:p>10001</text:p>
          </table:table-cell>
          <table:table-cell office:value-type="float" office:value="1" calcext:value-type="float">
            <text:p>1</text:p>
          </table:table-cell>
          <table:table-cell office:value-type="float" office:value="10050" calcext:value-type="float">
            <text:p>10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x serv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tSure</text:p>
          </table:table-cell>
          <table:table-cell office:value-type="float" office:value="10504" calcext:value-type="float">
            <text:p>10504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olidOptics</text:p>
          </table:table-cell>
          <table:table-cell office:value-type="float" office:value="10547" calcext:value-type="float">
            <text:p>10547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er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TWatchDog 15</text:p>
          </table:table-cell>
          <table:table-cell office:value-type="float" office:value="10441" calcext:value-type="float">
            <text:p>10441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E Telecom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Juniper QFX5110 SNMPv3</text:p>
          </table:table-cell>
          <table:table-cell office:value-type="float" office:value="10478" calcext:value-type="float">
            <text:p>10478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 Bulk Add Test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Juniper EX SNMPv3</text:p>
          </table:table-cell>
          <table:table-cell office:value-type="float" office:value="10523" calcext:value-type="float">
            <text:p>10523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indows by Zabbix agent</text:p>
          </table:table-cell>
          <table:table-cell office:value-type="float" office:value="10081" calcext:value-type="float">
            <text:p>10081</text:p>
          </table:table-cell>
          <table:table-cell office:value-type="float" office:value="1" calcext:value-type="float">
            <text:p>1</text:p>
          </table:table-cell>
          <table:table-cell office:value-type="float" office:value="10050" calcext:value-type="float">
            <text:p>10050</text:p>
          </table:table-cell>
          <table:table-cell table:number-columns-repeated="2"/>
        </table:table-row>
      </table:table>
      <table:table table:name="Export" table:style-name="ta1">
        <office:forms form:automatic-focus="false" form:apply-design-mode="false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2" table:default-cell-style-name="ce4"/>
        <table:table-column table:style-name="co8" table:number-columns-repeated="3" table:default-cell-style-name="ce4"/>
        <table:table-row table:style-name="ro1">
          <table:table-cell table:formula="of:=IF(LEN([$Worksheet.$A2])&gt;0;[$Worksheet.A2];&quot;&quot;)">
            <text:p/>
          </table:table-cell>
          <table:table-cell table:formula="of:=IF(LEN([$Worksheet.$A2])&gt;0;[$Worksheet.B2];&quot;&quot;)">
            <text:p/>
          </table:table-cell>
          <table:table-cell table:formula="of:=IF(LEN([$Worksheet.$A2])&gt;0;[$Worksheet.C2];&quot;&quot;)">
            <text:p/>
          </table:table-cell>
          <table:table-cell table:formula="of:=IF(LEN([$Worksheet.$A2])&gt;0;[$Worksheet.E2];&quot;&quot;)">
            <text:p/>
          </table:table-cell>
          <table:table-cell table:formula="of:=IF(LEN([$Worksheet.$A2])&gt;0;[$Worksheet.G2];&quot;&quot;)">
            <text:p/>
          </table:table-cell>
          <table:table-cell table:formula="of:=IF(LEN([$Worksheet.$A2])&gt;0;[$Worksheet.H2];&quot;&quot;)">
            <text:p/>
          </table:table-cell>
          <table:table-cell table:formula="of:=IF(LEN([$Worksheet.$A2])&gt;0;[$Worksheet.I2];&quot;&quot;)">
            <text:p/>
          </table:table-cell>
        </table:table-row>
        <table:table-row table:style-name="ro1">
          <table:table-cell table:formula="of:=IF(LEN([$Worksheet.$A3])&gt;0;[$Worksheet.A3];&quot;&quot;)">
            <text:p/>
          </table:table-cell>
          <table:table-cell table:formula="of:=IF(LEN([$Worksheet.$A3])&gt;0;[$Worksheet.B3];&quot;&quot;)">
            <text:p/>
          </table:table-cell>
          <table:table-cell table:formula="of:=IF(LEN([$Worksheet.$A3])&gt;0;[$Worksheet.C3];&quot;&quot;)">
            <text:p/>
          </table:table-cell>
          <table:table-cell table:formula="of:=IF(LEN([$Worksheet.$A3])&gt;0;[$Worksheet.E3];&quot;&quot;)">
            <text:p/>
          </table:table-cell>
          <table:table-cell table:formula="of:=IF(LEN([$Worksheet.$A3])&gt;0;[$Worksheet.G3];&quot;&quot;)">
            <text:p/>
          </table:table-cell>
          <table:table-cell table:formula="of:=IF(LEN([$Worksheet.$A3])&gt;0;[$Worksheet.H3];&quot;&quot;)">
            <text:p/>
          </table:table-cell>
          <table:table-cell table:formula="of:=IF(LEN([$Worksheet.$A3])&gt;0;[$Worksheet.I3];&quot;&quot;)">
            <text:p/>
          </table:table-cell>
        </table:table-row>
        <table:table-row table:style-name="ro1">
          <table:table-cell table:formula="of:=IF(LEN([$Worksheet.$A4])&gt;0;[$Worksheet.A4];&quot;&quot;)">
            <text:p/>
          </table:table-cell>
          <table:table-cell table:formula="of:=IF(LEN([$Worksheet.$A4])&gt;0;[$Worksheet.B4];&quot;&quot;)">
            <text:p/>
          </table:table-cell>
          <table:table-cell table:formula="of:=IF(LEN([$Worksheet.$A4])&gt;0;[$Worksheet.C4];&quot;&quot;)">
            <text:p/>
          </table:table-cell>
          <table:table-cell table:formula="of:=IF(LEN([$Worksheet.$A4])&gt;0;[$Worksheet.E4];&quot;&quot;)">
            <text:p/>
          </table:table-cell>
          <table:table-cell table:formula="of:=IF(LEN([$Worksheet.$A4])&gt;0;[$Worksheet.G4];&quot;&quot;)">
            <text:p/>
          </table:table-cell>
          <table:table-cell table:formula="of:=IF(LEN([$Worksheet.$A4])&gt;0;[$Worksheet.H4];&quot;&quot;)">
            <text:p/>
          </table:table-cell>
          <table:table-cell table:formula="of:=IF(LEN([$Worksheet.$A4])&gt;0;[$Worksheet.I4];&quot;&quot;)">
            <text:p/>
          </table:table-cell>
        </table:table-row>
        <table:table-row table:style-name="ro1">
          <table:table-cell table:formula="of:=IF(LEN([$Worksheet.$A5])&gt;0;[$Worksheet.A5];&quot;&quot;)">
            <text:p/>
          </table:table-cell>
          <table:table-cell table:formula="of:=IF(LEN([$Worksheet.$A5])&gt;0;[$Worksheet.B5];&quot;&quot;)">
            <text:p/>
          </table:table-cell>
          <table:table-cell table:formula="of:=IF(LEN([$Worksheet.$A5])&gt;0;[$Worksheet.C5];&quot;&quot;)">
            <text:p/>
          </table:table-cell>
          <table:table-cell table:formula="of:=IF(LEN([$Worksheet.$A5])&gt;0;[$Worksheet.E5];&quot;&quot;)">
            <text:p/>
          </table:table-cell>
          <table:table-cell table:formula="of:=IF(LEN([$Worksheet.$A5])&gt;0;[$Worksheet.G5];&quot;&quot;)">
            <text:p/>
          </table:table-cell>
          <table:table-cell table:formula="of:=IF(LEN([$Worksheet.$A5])&gt;0;[$Worksheet.H5];&quot;&quot;)">
            <text:p/>
          </table:table-cell>
          <table:table-cell table:formula="of:=IF(LEN([$Worksheet.$A5])&gt;0;[$Worksheet.I5];&quot;&quot;)">
            <text:p/>
          </table:table-cell>
        </table:table-row>
        <table:table-row table:style-name="ro1">
          <table:table-cell table:formula="of:=IF(LEN([$Worksheet.$A6])&gt;0;[$Worksheet.A6];&quot;&quot;)">
            <text:p/>
          </table:table-cell>
          <table:table-cell table:formula="of:=IF(LEN([$Worksheet.$A6])&gt;0;[$Worksheet.B6];&quot;&quot;)">
            <text:p/>
          </table:table-cell>
          <table:table-cell table:formula="of:=IF(LEN([$Worksheet.$A6])&gt;0;[$Worksheet.C6];&quot;&quot;)">
            <text:p/>
          </table:table-cell>
          <table:table-cell table:formula="of:=IF(LEN([$Worksheet.$A6])&gt;0;[$Worksheet.E6];&quot;&quot;)">
            <text:p/>
          </table:table-cell>
          <table:table-cell table:formula="of:=IF(LEN([$Worksheet.$A6])&gt;0;[$Worksheet.G6];&quot;&quot;)">
            <text:p/>
          </table:table-cell>
          <table:table-cell table:formula="of:=IF(LEN([$Worksheet.$A6])&gt;0;[$Worksheet.H6];&quot;&quot;)">
            <text:p/>
          </table:table-cell>
          <table:table-cell table:formula="of:=IF(LEN([$Worksheet.$A6])&gt;0;[$Worksheet.I6];&quot;&quot;)">
            <text:p/>
          </table:table-cell>
        </table:table-row>
        <table:table-row table:style-name="ro1">
          <table:table-cell table:formula="of:=IF(LEN([$Worksheet.$A7])&gt;0;[$Worksheet.A7];&quot;&quot;)">
            <text:p/>
          </table:table-cell>
          <table:table-cell table:formula="of:=IF(LEN([$Worksheet.$A7])&gt;0;[$Worksheet.B7];&quot;&quot;)">
            <text:p/>
          </table:table-cell>
          <table:table-cell table:formula="of:=IF(LEN([$Worksheet.$A7])&gt;0;[$Worksheet.C7];&quot;&quot;)">
            <text:p/>
          </table:table-cell>
          <table:table-cell table:formula="of:=IF(LEN([$Worksheet.$A7])&gt;0;[$Worksheet.E7];&quot;&quot;)">
            <text:p/>
          </table:table-cell>
          <table:table-cell table:formula="of:=IF(LEN([$Worksheet.$A7])&gt;0;[$Worksheet.G7];&quot;&quot;)">
            <text:p/>
          </table:table-cell>
          <table:table-cell table:formula="of:=IF(LEN([$Worksheet.$A7])&gt;0;[$Worksheet.H7];&quot;&quot;)">
            <text:p/>
          </table:table-cell>
          <table:table-cell table:formula="of:=IF(LEN([$Worksheet.$A7])&gt;0;[$Worksheet.I7];&quot;&quot;)">
            <text:p/>
          </table:table-cell>
        </table:table-row>
        <table:table-row table:style-name="ro1">
          <table:table-cell table:formula="of:=IF(LEN([$Worksheet.$A8])&gt;0;[$Worksheet.A8];&quot;&quot;)">
            <text:p/>
          </table:table-cell>
          <table:table-cell table:formula="of:=IF(LEN([$Worksheet.$A8])&gt;0;[$Worksheet.B8];&quot;&quot;)">
            <text:p/>
          </table:table-cell>
          <table:table-cell table:formula="of:=IF(LEN([$Worksheet.$A8])&gt;0;[$Worksheet.C8];&quot;&quot;)">
            <text:p/>
          </table:table-cell>
          <table:table-cell table:formula="of:=IF(LEN([$Worksheet.$A8])&gt;0;[$Worksheet.E8];&quot;&quot;)">
            <text:p/>
          </table:table-cell>
          <table:table-cell table:formula="of:=IF(LEN([$Worksheet.$A8])&gt;0;[$Worksheet.G8];&quot;&quot;)">
            <text:p/>
          </table:table-cell>
          <table:table-cell table:formula="of:=IF(LEN([$Worksheet.$A8])&gt;0;[$Worksheet.H8];&quot;&quot;)">
            <text:p/>
          </table:table-cell>
          <table:table-cell table:formula="of:=IF(LEN([$Worksheet.$A8])&gt;0;[$Worksheet.I8];&quot;&quot;)">
            <text:p/>
          </table:table-cell>
        </table:table-row>
        <table:table-row table:style-name="ro1">
          <table:table-cell table:formula="of:=IF(LEN([$Worksheet.$A9])&gt;0;[$Worksheet.A9];&quot;&quot;)">
            <text:p/>
          </table:table-cell>
          <table:table-cell table:formula="of:=IF(LEN([$Worksheet.$A9])&gt;0;[$Worksheet.B9];&quot;&quot;)">
            <text:p/>
          </table:table-cell>
          <table:table-cell table:formula="of:=IF(LEN([$Worksheet.$A9])&gt;0;[$Worksheet.C9];&quot;&quot;)">
            <text:p/>
          </table:table-cell>
          <table:table-cell table:formula="of:=IF(LEN([$Worksheet.$A9])&gt;0;[$Worksheet.E9];&quot;&quot;)">
            <text:p/>
          </table:table-cell>
          <table:table-cell table:formula="of:=IF(LEN([$Worksheet.$A9])&gt;0;[$Worksheet.G9];&quot;&quot;)">
            <text:p/>
          </table:table-cell>
          <table:table-cell table:formula="of:=IF(LEN([$Worksheet.$A9])&gt;0;[$Worksheet.H9];&quot;&quot;)">
            <text:p/>
          </table:table-cell>
          <table:table-cell table:formula="of:=IF(LEN([$Worksheet.$A9])&gt;0;[$Worksheet.I9];&quot;&quot;)">
            <text:p/>
          </table:table-cell>
        </table:table-row>
        <table:table-row table:style-name="ro1">
          <table:table-cell table:formula="of:=IF(LEN([$Worksheet.$A10])&gt;0;[$Worksheet.A10];&quot;&quot;)">
            <text:p/>
          </table:table-cell>
          <table:table-cell table:formula="of:=IF(LEN([$Worksheet.$A10])&gt;0;[$Worksheet.B10];&quot;&quot;)">
            <text:p/>
          </table:table-cell>
          <table:table-cell table:formula="of:=IF(LEN([$Worksheet.$A10])&gt;0;[$Worksheet.C10];&quot;&quot;)">
            <text:p/>
          </table:table-cell>
          <table:table-cell table:formula="of:=IF(LEN([$Worksheet.$A10])&gt;0;[$Worksheet.E10];&quot;&quot;)">
            <text:p/>
          </table:table-cell>
          <table:table-cell table:formula="of:=IF(LEN([$Worksheet.$A10])&gt;0;[$Worksheet.G10];&quot;&quot;)">
            <text:p/>
          </table:table-cell>
          <table:table-cell table:formula="of:=IF(LEN([$Worksheet.$A10])&gt;0;[$Worksheet.H10];&quot;&quot;)">
            <text:p/>
          </table:table-cell>
          <table:table-cell table:formula="of:=IF(LEN([$Worksheet.$A10])&gt;0;[$Worksheet.I10];&quot;&quot;)">
            <text:p/>
          </table:table-cell>
        </table:table-row>
        <table:table-row table:style-name="ro1">
          <table:table-cell table:formula="of:=IF(LEN([$Worksheet.$A11])&gt;0;[$Worksheet.A11];&quot;&quot;)">
            <text:p/>
          </table:table-cell>
          <table:table-cell table:formula="of:=IF(LEN([$Worksheet.$A11])&gt;0;[$Worksheet.B11];&quot;&quot;)">
            <text:p/>
          </table:table-cell>
          <table:table-cell table:formula="of:=IF(LEN([$Worksheet.$A11])&gt;0;[$Worksheet.C11];&quot;&quot;)">
            <text:p/>
          </table:table-cell>
          <table:table-cell table:formula="of:=IF(LEN([$Worksheet.$A11])&gt;0;[$Worksheet.E11];&quot;&quot;)">
            <text:p/>
          </table:table-cell>
          <table:table-cell table:formula="of:=IF(LEN([$Worksheet.$A11])&gt;0;[$Worksheet.G11];&quot;&quot;)">
            <text:p/>
          </table:table-cell>
          <table:table-cell table:formula="of:=IF(LEN([$Worksheet.$A11])&gt;0;[$Worksheet.H11];&quot;&quot;)">
            <text:p/>
          </table:table-cell>
          <table:table-cell table:formula="of:=IF(LEN([$Worksheet.$A11])&gt;0;[$Worksheet.I11];&quot;&quot;)">
            <text:p/>
          </table:table-cell>
        </table:table-row>
        <table:table-row table:style-name="ro1">
          <table:table-cell table:formula="of:=IF(LEN([$Worksheet.$A12])&gt;0;[$Worksheet.A12];&quot;&quot;)">
            <text:p/>
          </table:table-cell>
          <table:table-cell table:formula="of:=IF(LEN([$Worksheet.$A12])&gt;0;[$Worksheet.B12];&quot;&quot;)">
            <text:p/>
          </table:table-cell>
          <table:table-cell table:formula="of:=IF(LEN([$Worksheet.$A12])&gt;0;[$Worksheet.C12];&quot;&quot;)">
            <text:p/>
          </table:table-cell>
          <table:table-cell table:formula="of:=IF(LEN([$Worksheet.$A12])&gt;0;[$Worksheet.E12];&quot;&quot;)">
            <text:p/>
          </table:table-cell>
          <table:table-cell table:formula="of:=IF(LEN([$Worksheet.$A12])&gt;0;[$Worksheet.G12];&quot;&quot;)">
            <text:p/>
          </table:table-cell>
          <table:table-cell table:formula="of:=IF(LEN([$Worksheet.$A12])&gt;0;[$Worksheet.H12];&quot;&quot;)">
            <text:p/>
          </table:table-cell>
          <table:table-cell table:formula="of:=IF(LEN([$Worksheet.$A12])&gt;0;[$Worksheet.I12];&quot;&quot;)">
            <text:p/>
          </table:table-cell>
        </table:table-row>
        <table:table-row table:style-name="ro1">
          <table:table-cell table:formula="of:=IF(LEN([$Worksheet.$A13])&gt;0;[$Worksheet.A13];&quot;&quot;)">
            <text:p/>
          </table:table-cell>
          <table:table-cell table:formula="of:=IF(LEN([$Worksheet.$A13])&gt;0;[$Worksheet.B13];&quot;&quot;)">
            <text:p/>
          </table:table-cell>
          <table:table-cell table:formula="of:=IF(LEN([$Worksheet.$A13])&gt;0;[$Worksheet.C13];&quot;&quot;)">
            <text:p/>
          </table:table-cell>
          <table:table-cell table:formula="of:=IF(LEN([$Worksheet.$A13])&gt;0;[$Worksheet.E13];&quot;&quot;)">
            <text:p/>
          </table:table-cell>
          <table:table-cell table:formula="of:=IF(LEN([$Worksheet.$A13])&gt;0;[$Worksheet.G13];&quot;&quot;)">
            <text:p/>
          </table:table-cell>
          <table:table-cell table:formula="of:=IF(LEN([$Worksheet.$A13])&gt;0;[$Worksheet.H13];&quot;&quot;)">
            <text:p/>
          </table:table-cell>
          <table:table-cell table:formula="of:=IF(LEN([$Worksheet.$A13])&gt;0;[$Worksheet.I13];&quot;&quot;)">
            <text:p/>
          </table:table-cell>
        </table:table-row>
        <table:table-row table:style-name="ro1">
          <table:table-cell table:formula="of:=IF(LEN([$Worksheet.$A14])&gt;0;[$Worksheet.A14];&quot;&quot;)">
            <text:p/>
          </table:table-cell>
          <table:table-cell table:formula="of:=IF(LEN([$Worksheet.$A14])&gt;0;[$Worksheet.B14];&quot;&quot;)">
            <text:p/>
          </table:table-cell>
          <table:table-cell table:formula="of:=IF(LEN([$Worksheet.$A14])&gt;0;[$Worksheet.C14];&quot;&quot;)">
            <text:p/>
          </table:table-cell>
          <table:table-cell table:formula="of:=IF(LEN([$Worksheet.$A14])&gt;0;[$Worksheet.E14];&quot;&quot;)">
            <text:p/>
          </table:table-cell>
          <table:table-cell table:formula="of:=IF(LEN([$Worksheet.$A14])&gt;0;[$Worksheet.G14];&quot;&quot;)">
            <text:p/>
          </table:table-cell>
          <table:table-cell table:formula="of:=IF(LEN([$Worksheet.$A14])&gt;0;[$Worksheet.H14];&quot;&quot;)">
            <text:p/>
          </table:table-cell>
          <table:table-cell table:formula="of:=IF(LEN([$Worksheet.$A14])&gt;0;[$Worksheet.I14];&quot;&quot;)">
            <text:p/>
          </table:table-cell>
        </table:table-row>
        <table:table-row table:style-name="ro1">
          <table:table-cell table:formula="of:=IF(LEN([$Worksheet.$A15])&gt;0;[$Worksheet.A15];&quot;&quot;)">
            <text:p/>
          </table:table-cell>
          <table:table-cell table:formula="of:=IF(LEN([$Worksheet.$A15])&gt;0;[$Worksheet.B15];&quot;&quot;)">
            <text:p/>
          </table:table-cell>
          <table:table-cell table:formula="of:=IF(LEN([$Worksheet.$A15])&gt;0;[$Worksheet.C15];&quot;&quot;)">
            <text:p/>
          </table:table-cell>
          <table:table-cell table:formula="of:=IF(LEN([$Worksheet.$A15])&gt;0;[$Worksheet.E15];&quot;&quot;)">
            <text:p/>
          </table:table-cell>
          <table:table-cell table:formula="of:=IF(LEN([$Worksheet.$A15])&gt;0;[$Worksheet.G15];&quot;&quot;)">
            <text:p/>
          </table:table-cell>
          <table:table-cell table:formula="of:=IF(LEN([$Worksheet.$A15])&gt;0;[$Worksheet.H15];&quot;&quot;)">
            <text:p/>
          </table:table-cell>
          <table:table-cell table:formula="of:=IF(LEN([$Worksheet.$A15])&gt;0;[$Worksheet.I15];&quot;&quot;)">
            <text:p/>
          </table:table-cell>
        </table:table-row>
        <table:table-row table:style-name="ro1">
          <table:table-cell table:formula="of:=IF(LEN([$Worksheet.$A16])&gt;0;[$Worksheet.A16];&quot;&quot;)">
            <text:p/>
          </table:table-cell>
          <table:table-cell table:formula="of:=IF(LEN([$Worksheet.$A16])&gt;0;[$Worksheet.B16];&quot;&quot;)">
            <text:p/>
          </table:table-cell>
          <table:table-cell table:formula="of:=IF(LEN([$Worksheet.$A16])&gt;0;[$Worksheet.C16];&quot;&quot;)">
            <text:p/>
          </table:table-cell>
          <table:table-cell table:formula="of:=IF(LEN([$Worksheet.$A16])&gt;0;[$Worksheet.E16];&quot;&quot;)">
            <text:p/>
          </table:table-cell>
          <table:table-cell table:formula="of:=IF(LEN([$Worksheet.$A16])&gt;0;[$Worksheet.G16];&quot;&quot;)">
            <text:p/>
          </table:table-cell>
          <table:table-cell table:formula="of:=IF(LEN([$Worksheet.$A16])&gt;0;[$Worksheet.H16];&quot;&quot;)">
            <text:p/>
          </table:table-cell>
          <table:table-cell table:formula="of:=IF(LEN([$Worksheet.$A16])&gt;0;[$Worksheet.I16];&quot;&quot;)">
            <text:p/>
          </table:table-cell>
        </table:table-row>
        <table:table-row table:style-name="ro1">
          <table:table-cell table:formula="of:=IF(LEN([$Worksheet.$A17])&gt;0;[$Worksheet.A17];&quot;&quot;)">
            <text:p/>
          </table:table-cell>
          <table:table-cell table:formula="of:=IF(LEN([$Worksheet.$A17])&gt;0;[$Worksheet.B17];&quot;&quot;)">
            <text:p/>
          </table:table-cell>
          <table:table-cell table:formula="of:=IF(LEN([$Worksheet.$A17])&gt;0;[$Worksheet.C17];&quot;&quot;)">
            <text:p/>
          </table:table-cell>
          <table:table-cell table:formula="of:=IF(LEN([$Worksheet.$A17])&gt;0;[$Worksheet.E17];&quot;&quot;)">
            <text:p/>
          </table:table-cell>
          <table:table-cell table:formula="of:=IF(LEN([$Worksheet.$A17])&gt;0;[$Worksheet.G17];&quot;&quot;)">
            <text:p/>
          </table:table-cell>
          <table:table-cell table:formula="of:=IF(LEN([$Worksheet.$A17])&gt;0;[$Worksheet.H17];&quot;&quot;)">
            <text:p/>
          </table:table-cell>
          <table:table-cell table:formula="of:=IF(LEN([$Worksheet.$A17])&gt;0;[$Worksheet.I17];&quot;&quot;)">
            <text:p/>
          </table:table-cell>
        </table:table-row>
        <table:table-row table:style-name="ro1">
          <table:table-cell table:formula="of:=IF(LEN([$Worksheet.$A18])&gt;0;[$Worksheet.A18];&quot;&quot;)">
            <text:p/>
          </table:table-cell>
          <table:table-cell table:formula="of:=IF(LEN([$Worksheet.$A18])&gt;0;[$Worksheet.B18];&quot;&quot;)">
            <text:p/>
          </table:table-cell>
          <table:table-cell table:formula="of:=IF(LEN([$Worksheet.$A18])&gt;0;[$Worksheet.C18];&quot;&quot;)">
            <text:p/>
          </table:table-cell>
          <table:table-cell table:formula="of:=IF(LEN([$Worksheet.$A18])&gt;0;[$Worksheet.E18];&quot;&quot;)">
            <text:p/>
          </table:table-cell>
          <table:table-cell table:formula="of:=IF(LEN([$Worksheet.$A18])&gt;0;[$Worksheet.G18];&quot;&quot;)">
            <text:p/>
          </table:table-cell>
          <table:table-cell table:formula="of:=IF(LEN([$Worksheet.$A18])&gt;0;[$Worksheet.H18];&quot;&quot;)">
            <text:p/>
          </table:table-cell>
          <table:table-cell table:formula="of:=IF(LEN([$Worksheet.$A18])&gt;0;[$Worksheet.I18];&quot;&quot;)">
            <text:p/>
          </table:table-cell>
        </table:table-row>
        <table:table-row table:style-name="ro1">
          <table:table-cell table:formula="of:=IF(LEN([$Worksheet.$A19])&gt;0;[$Worksheet.A19];&quot;&quot;)">
            <text:p/>
          </table:table-cell>
          <table:table-cell table:formula="of:=IF(LEN([$Worksheet.$A19])&gt;0;[$Worksheet.B19];&quot;&quot;)">
            <text:p/>
          </table:table-cell>
          <table:table-cell table:formula="of:=IF(LEN([$Worksheet.$A19])&gt;0;[$Worksheet.C19];&quot;&quot;)">
            <text:p/>
          </table:table-cell>
          <table:table-cell table:formula="of:=IF(LEN([$Worksheet.$A19])&gt;0;[$Worksheet.E19];&quot;&quot;)">
            <text:p/>
          </table:table-cell>
          <table:table-cell table:formula="of:=IF(LEN([$Worksheet.$A19])&gt;0;[$Worksheet.G19];&quot;&quot;)">
            <text:p/>
          </table:table-cell>
          <table:table-cell table:formula="of:=IF(LEN([$Worksheet.$A19])&gt;0;[$Worksheet.H19];&quot;&quot;)">
            <text:p/>
          </table:table-cell>
          <table:table-cell table:formula="of:=IF(LEN([$Worksheet.$A19])&gt;0;[$Worksheet.I19];&quot;&quot;)">
            <text:p/>
          </table:table-cell>
        </table:table-row>
        <table:table-row table:style-name="ro1">
          <table:table-cell table:formula="of:=IF(LEN([$Worksheet.$A20])&gt;0;[$Worksheet.A20];&quot;&quot;)">
            <text:p/>
          </table:table-cell>
          <table:table-cell table:formula="of:=IF(LEN([$Worksheet.$A20])&gt;0;[$Worksheet.B20];&quot;&quot;)">
            <text:p/>
          </table:table-cell>
          <table:table-cell table:formula="of:=IF(LEN([$Worksheet.$A20])&gt;0;[$Worksheet.C20];&quot;&quot;)">
            <text:p/>
          </table:table-cell>
          <table:table-cell table:formula="of:=IF(LEN([$Worksheet.$A20])&gt;0;[$Worksheet.E20];&quot;&quot;)">
            <text:p/>
          </table:table-cell>
          <table:table-cell table:formula="of:=IF(LEN([$Worksheet.$A20])&gt;0;[$Worksheet.G20];&quot;&quot;)">
            <text:p/>
          </table:table-cell>
          <table:table-cell table:formula="of:=IF(LEN([$Worksheet.$A20])&gt;0;[$Worksheet.H20];&quot;&quot;)">
            <text:p/>
          </table:table-cell>
          <table:table-cell table:formula="of:=IF(LEN([$Worksheet.$A20])&gt;0;[$Worksheet.I20];&quot;&quot;)">
            <text:p/>
          </table:table-cell>
        </table:table-row>
        <table:table-row table:style-name="ro1">
          <table:table-cell table:formula="of:=IF(LEN([$Worksheet.$A21])&gt;0;[$Worksheet.A21];&quot;&quot;)">
            <text:p/>
          </table:table-cell>
          <table:table-cell table:formula="of:=IF(LEN([$Worksheet.$A21])&gt;0;[$Worksheet.B21];&quot;&quot;)">
            <text:p/>
          </table:table-cell>
          <table:table-cell table:formula="of:=IF(LEN([$Worksheet.$A21])&gt;0;[$Worksheet.C21];&quot;&quot;)">
            <text:p/>
          </table:table-cell>
          <table:table-cell table:formula="of:=IF(LEN([$Worksheet.$A21])&gt;0;[$Worksheet.E21];&quot;&quot;)">
            <text:p/>
          </table:table-cell>
          <table:table-cell table:formula="of:=IF(LEN([$Worksheet.$A21])&gt;0;[$Worksheet.G21];&quot;&quot;)">
            <text:p/>
          </table:table-cell>
          <table:table-cell table:formula="of:=IF(LEN([$Worksheet.$A21])&gt;0;[$Worksheet.H21];&quot;&quot;)">
            <text:p/>
          </table:table-cell>
          <table:table-cell table:formula="of:=IF(LEN([$Worksheet.$A21])&gt;0;[$Worksheet.I21];&quot;&quot;)">
            <text:p/>
          </table:table-cell>
        </table:table-row>
        <table:table-row table:style-name="ro1">
          <table:table-cell table:formula="of:=IF(LEN([$Worksheet.$A22])&gt;0;[$Worksheet.A22];&quot;&quot;)">
            <text:p/>
          </table:table-cell>
          <table:table-cell table:formula="of:=IF(LEN([$Worksheet.$A22])&gt;0;[$Worksheet.B22];&quot;&quot;)">
            <text:p/>
          </table:table-cell>
          <table:table-cell table:formula="of:=IF(LEN([$Worksheet.$A22])&gt;0;[$Worksheet.C22];&quot;&quot;)">
            <text:p/>
          </table:table-cell>
          <table:table-cell table:formula="of:=IF(LEN([$Worksheet.$A22])&gt;0;[$Worksheet.E22];&quot;&quot;)">
            <text:p/>
          </table:table-cell>
          <table:table-cell table:formula="of:=IF(LEN([$Worksheet.$A22])&gt;0;[$Worksheet.G22];&quot;&quot;)">
            <text:p/>
          </table:table-cell>
          <table:table-cell table:formula="of:=IF(LEN([$Worksheet.$A22])&gt;0;[$Worksheet.H22];&quot;&quot;)">
            <text:p/>
          </table:table-cell>
          <table:table-cell table:formula="of:=IF(LEN([$Worksheet.$A22])&gt;0;[$Worksheet.I22];&quot;&quot;)">
            <text:p/>
          </table:table-cell>
        </table:table-row>
        <table:table-row table:style-name="ro1">
          <table:table-cell table:formula="of:=IF(LEN([$Worksheet.$A23])&gt;0;[$Worksheet.A23];&quot;&quot;)">
            <text:p/>
          </table:table-cell>
          <table:table-cell table:formula="of:=IF(LEN([$Worksheet.$A23])&gt;0;[$Worksheet.B23];&quot;&quot;)">
            <text:p/>
          </table:table-cell>
          <table:table-cell table:formula="of:=IF(LEN([$Worksheet.$A23])&gt;0;[$Worksheet.C23];&quot;&quot;)">
            <text:p/>
          </table:table-cell>
          <table:table-cell table:formula="of:=IF(LEN([$Worksheet.$A23])&gt;0;[$Worksheet.E23];&quot;&quot;)">
            <text:p/>
          </table:table-cell>
          <table:table-cell table:formula="of:=IF(LEN([$Worksheet.$A23])&gt;0;[$Worksheet.G23];&quot;&quot;)">
            <text:p/>
          </table:table-cell>
          <table:table-cell table:formula="of:=IF(LEN([$Worksheet.$A23])&gt;0;[$Worksheet.H23];&quot;&quot;)">
            <text:p/>
          </table:table-cell>
          <table:table-cell table:formula="of:=IF(LEN([$Worksheet.$A23])&gt;0;[$Worksheet.I23];&quot;&quot;)">
            <text:p/>
          </table:table-cell>
        </table:table-row>
        <table:table-row table:style-name="ro1">
          <table:table-cell table:formula="of:=IF(LEN([$Worksheet.$A24])&gt;0;[$Worksheet.A24];&quot;&quot;)">
            <text:p/>
          </table:table-cell>
          <table:table-cell table:formula="of:=IF(LEN([$Worksheet.$A24])&gt;0;[$Worksheet.B24];&quot;&quot;)">
            <text:p/>
          </table:table-cell>
          <table:table-cell table:formula="of:=IF(LEN([$Worksheet.$A24])&gt;0;[$Worksheet.C24];&quot;&quot;)">
            <text:p/>
          </table:table-cell>
          <table:table-cell table:formula="of:=IF(LEN([$Worksheet.$A24])&gt;0;[$Worksheet.E24];&quot;&quot;)">
            <text:p/>
          </table:table-cell>
          <table:table-cell table:formula="of:=IF(LEN([$Worksheet.$A24])&gt;0;[$Worksheet.G24];&quot;&quot;)">
            <text:p/>
          </table:table-cell>
          <table:table-cell table:formula="of:=IF(LEN([$Worksheet.$A24])&gt;0;[$Worksheet.H24];&quot;&quot;)">
            <text:p/>
          </table:table-cell>
          <table:table-cell table:formula="of:=IF(LEN([$Worksheet.$A24])&gt;0;[$Worksheet.I24];&quot;&quot;)">
            <text:p/>
          </table:table-cell>
        </table:table-row>
        <table:table-row table:style-name="ro1">
          <table:table-cell table:formula="of:=IF(LEN([$Worksheet.$A25])&gt;0;[$Worksheet.A25];&quot;&quot;)">
            <text:p/>
          </table:table-cell>
          <table:table-cell table:formula="of:=IF(LEN([$Worksheet.$A25])&gt;0;[$Worksheet.B25];&quot;&quot;)">
            <text:p/>
          </table:table-cell>
          <table:table-cell table:formula="of:=IF(LEN([$Worksheet.$A25])&gt;0;[$Worksheet.C25];&quot;&quot;)">
            <text:p/>
          </table:table-cell>
          <table:table-cell table:formula="of:=IF(LEN([$Worksheet.$A25])&gt;0;[$Worksheet.E25];&quot;&quot;)">
            <text:p/>
          </table:table-cell>
          <table:table-cell table:formula="of:=IF(LEN([$Worksheet.$A25])&gt;0;[$Worksheet.G25];&quot;&quot;)">
            <text:p/>
          </table:table-cell>
          <table:table-cell table:formula="of:=IF(LEN([$Worksheet.$A25])&gt;0;[$Worksheet.H25];&quot;&quot;)">
            <text:p/>
          </table:table-cell>
          <table:table-cell table:formula="of:=IF(LEN([$Worksheet.$A25])&gt;0;[$Worksheet.I25];&quot;&quot;)">
            <text:p/>
          </table:table-cell>
        </table:table-row>
        <table:table-row table:style-name="ro1">
          <table:table-cell table:formula="of:=IF(LEN([$Worksheet.$A26])&gt;0;[$Worksheet.A26];&quot;&quot;)">
            <text:p/>
          </table:table-cell>
          <table:table-cell table:formula="of:=IF(LEN([$Worksheet.$A26])&gt;0;[$Worksheet.B26];&quot;&quot;)">
            <text:p/>
          </table:table-cell>
          <table:table-cell table:formula="of:=IF(LEN([$Worksheet.$A26])&gt;0;[$Worksheet.C26];&quot;&quot;)">
            <text:p/>
          </table:table-cell>
          <table:table-cell table:formula="of:=IF(LEN([$Worksheet.$A26])&gt;0;[$Worksheet.E26];&quot;&quot;)">
            <text:p/>
          </table:table-cell>
          <table:table-cell table:formula="of:=IF(LEN([$Worksheet.$A26])&gt;0;[$Worksheet.G26];&quot;&quot;)">
            <text:p/>
          </table:table-cell>
          <table:table-cell table:formula="of:=IF(LEN([$Worksheet.$A26])&gt;0;[$Worksheet.H26];&quot;&quot;)">
            <text:p/>
          </table:table-cell>
          <table:table-cell table:formula="of:=IF(LEN([$Worksheet.$A26])&gt;0;[$Worksheet.I26];&quot;&quot;)">
            <text:p/>
          </table:table-cell>
        </table:table-row>
        <table:table-row table:style-name="ro1">
          <table:table-cell table:formula="of:=IF(LEN([$Worksheet.$A27])&gt;0;[$Worksheet.A27];&quot;&quot;)">
            <text:p/>
          </table:table-cell>
          <table:table-cell table:formula="of:=IF(LEN([$Worksheet.$A27])&gt;0;[$Worksheet.B27];&quot;&quot;)">
            <text:p/>
          </table:table-cell>
          <table:table-cell table:formula="of:=IF(LEN([$Worksheet.$A27])&gt;0;[$Worksheet.C27];&quot;&quot;)">
            <text:p/>
          </table:table-cell>
          <table:table-cell table:formula="of:=IF(LEN([$Worksheet.$A27])&gt;0;[$Worksheet.E27];&quot;&quot;)">
            <text:p/>
          </table:table-cell>
          <table:table-cell table:formula="of:=IF(LEN([$Worksheet.$A27])&gt;0;[$Worksheet.G27];&quot;&quot;)">
            <text:p/>
          </table:table-cell>
          <table:table-cell table:formula="of:=IF(LEN([$Worksheet.$A27])&gt;0;[$Worksheet.H27];&quot;&quot;)">
            <text:p/>
          </table:table-cell>
          <table:table-cell table:formula="of:=IF(LEN([$Worksheet.$A27])&gt;0;[$Worksheet.I27];&quot;&quot;)">
            <text:p/>
          </table:table-cell>
        </table:table-row>
        <table:table-row table:style-name="ro1">
          <table:table-cell table:formula="of:=IF(LEN([$Worksheet.$A28])&gt;0;[$Worksheet.A28];&quot;&quot;)">
            <text:p/>
          </table:table-cell>
          <table:table-cell table:formula="of:=IF(LEN([$Worksheet.$A28])&gt;0;[$Worksheet.B28];&quot;&quot;)">
            <text:p/>
          </table:table-cell>
          <table:table-cell table:formula="of:=IF(LEN([$Worksheet.$A28])&gt;0;[$Worksheet.C28];&quot;&quot;)">
            <text:p/>
          </table:table-cell>
          <table:table-cell table:formula="of:=IF(LEN([$Worksheet.$A28])&gt;0;[$Worksheet.E28];&quot;&quot;)">
            <text:p/>
          </table:table-cell>
          <table:table-cell table:formula="of:=IF(LEN([$Worksheet.$A28])&gt;0;[$Worksheet.G28];&quot;&quot;)">
            <text:p/>
          </table:table-cell>
          <table:table-cell table:formula="of:=IF(LEN([$Worksheet.$A28])&gt;0;[$Worksheet.H28];&quot;&quot;)">
            <text:p/>
          </table:table-cell>
          <table:table-cell table:formula="of:=IF(LEN([$Worksheet.$A28])&gt;0;[$Worksheet.I28];&quot;&quot;)">
            <text:p/>
          </table:table-cell>
        </table:table-row>
        <table:table-row table:style-name="ro1">
          <table:table-cell table:formula="of:=IF(LEN([$Worksheet.$A29])&gt;0;[$Worksheet.A29];&quot;&quot;)">
            <text:p/>
          </table:table-cell>
          <table:table-cell table:formula="of:=IF(LEN([$Worksheet.$A29])&gt;0;[$Worksheet.B29];&quot;&quot;)">
            <text:p/>
          </table:table-cell>
          <table:table-cell table:formula="of:=IF(LEN([$Worksheet.$A29])&gt;0;[$Worksheet.C29];&quot;&quot;)">
            <text:p/>
          </table:table-cell>
          <table:table-cell table:formula="of:=IF(LEN([$Worksheet.$A29])&gt;0;[$Worksheet.E29];&quot;&quot;)">
            <text:p/>
          </table:table-cell>
          <table:table-cell table:formula="of:=IF(LEN([$Worksheet.$A29])&gt;0;[$Worksheet.G29];&quot;&quot;)">
            <text:p/>
          </table:table-cell>
          <table:table-cell table:formula="of:=IF(LEN([$Worksheet.$A29])&gt;0;[$Worksheet.H29];&quot;&quot;)">
            <text:p/>
          </table:table-cell>
          <table:table-cell table:formula="of:=IF(LEN([$Worksheet.$A29])&gt;0;[$Worksheet.I29];&quot;&quot;)">
            <text:p/>
          </table:table-cell>
        </table:table-row>
        <table:table-row table:style-name="ro1">
          <table:table-cell table:formula="of:=IF(LEN([$Worksheet.$A30])&gt;0;[$Worksheet.A30];&quot;&quot;)">
            <text:p/>
          </table:table-cell>
          <table:table-cell table:formula="of:=IF(LEN([$Worksheet.$A30])&gt;0;[$Worksheet.B30];&quot;&quot;)">
            <text:p/>
          </table:table-cell>
          <table:table-cell table:formula="of:=IF(LEN([$Worksheet.$A30])&gt;0;[$Worksheet.C30];&quot;&quot;)">
            <text:p/>
          </table:table-cell>
          <table:table-cell table:formula="of:=IF(LEN([$Worksheet.$A30])&gt;0;[$Worksheet.E30];&quot;&quot;)">
            <text:p/>
          </table:table-cell>
          <table:table-cell table:formula="of:=IF(LEN([$Worksheet.$A30])&gt;0;[$Worksheet.G30];&quot;&quot;)">
            <text:p/>
          </table:table-cell>
          <table:table-cell table:formula="of:=IF(LEN([$Worksheet.$A30])&gt;0;[$Worksheet.H30];&quot;&quot;)">
            <text:p/>
          </table:table-cell>
          <table:table-cell table:formula="of:=IF(LEN([$Worksheet.$A30])&gt;0;[$Worksheet.I30];&quot;&quot;)">
            <text:p/>
          </table:table-cell>
        </table:table-row>
        <table:table-row table:style-name="ro1">
          <table:table-cell table:formula="of:=IF(LEN([$Worksheet.$A31])&gt;0;[$Worksheet.A31];&quot;&quot;)">
            <text:p/>
          </table:table-cell>
          <table:table-cell table:formula="of:=IF(LEN([$Worksheet.$A31])&gt;0;[$Worksheet.B31];&quot;&quot;)">
            <text:p/>
          </table:table-cell>
          <table:table-cell table:formula="of:=IF(LEN([$Worksheet.$A31])&gt;0;[$Worksheet.C31];&quot;&quot;)">
            <text:p/>
          </table:table-cell>
          <table:table-cell table:formula="of:=IF(LEN([$Worksheet.$A31])&gt;0;[$Worksheet.E31];&quot;&quot;)">
            <text:p/>
          </table:table-cell>
          <table:table-cell table:formula="of:=IF(LEN([$Worksheet.$A31])&gt;0;[$Worksheet.G31];&quot;&quot;)">
            <text:p/>
          </table:table-cell>
          <table:table-cell table:formula="of:=IF(LEN([$Worksheet.$A31])&gt;0;[$Worksheet.H31];&quot;&quot;)">
            <text:p/>
          </table:table-cell>
          <table:table-cell table:formula="of:=IF(LEN([$Worksheet.$A31])&gt;0;[$Worksheet.I31];&quot;&quot;)">
            <text:p/>
          </table:table-cell>
        </table:table-row>
        <table:table-row table:style-name="ro1">
          <table:table-cell table:formula="of:=IF(LEN([$Worksheet.$A32])&gt;0;[$Worksheet.A32];&quot;&quot;)">
            <text:p/>
          </table:table-cell>
          <table:table-cell table:formula="of:=IF(LEN([$Worksheet.$A32])&gt;0;[$Worksheet.B32];&quot;&quot;)">
            <text:p/>
          </table:table-cell>
          <table:table-cell table:formula="of:=IF(LEN([$Worksheet.$A32])&gt;0;[$Worksheet.C32];&quot;&quot;)">
            <text:p/>
          </table:table-cell>
          <table:table-cell table:formula="of:=IF(LEN([$Worksheet.$A32])&gt;0;[$Worksheet.E32];&quot;&quot;)">
            <text:p/>
          </table:table-cell>
          <table:table-cell table:formula="of:=IF(LEN([$Worksheet.$A32])&gt;0;[$Worksheet.G32];&quot;&quot;)">
            <text:p/>
          </table:table-cell>
          <table:table-cell table:formula="of:=IF(LEN([$Worksheet.$A32])&gt;0;[$Worksheet.H32];&quot;&quot;)">
            <text:p/>
          </table:table-cell>
          <table:table-cell table:formula="of:=IF(LEN([$Worksheet.$A32])&gt;0;[$Worksheet.I32];&quot;&quot;)">
            <text:p/>
          </table:table-cell>
        </table:table-row>
        <table:table-row table:style-name="ro1">
          <table:table-cell table:formula="of:=IF(LEN([$Worksheet.$A33])&gt;0;[$Worksheet.A33];&quot;&quot;)">
            <text:p/>
          </table:table-cell>
          <table:table-cell table:formula="of:=IF(LEN([$Worksheet.$A33])&gt;0;[$Worksheet.B33];&quot;&quot;)">
            <text:p/>
          </table:table-cell>
          <table:table-cell table:formula="of:=IF(LEN([$Worksheet.$A33])&gt;0;[$Worksheet.C33];&quot;&quot;)">
            <text:p/>
          </table:table-cell>
          <table:table-cell table:formula="of:=IF(LEN([$Worksheet.$A33])&gt;0;[$Worksheet.E33];&quot;&quot;)">
            <text:p/>
          </table:table-cell>
          <table:table-cell table:formula="of:=IF(LEN([$Worksheet.$A33])&gt;0;[$Worksheet.G33];&quot;&quot;)">
            <text:p/>
          </table:table-cell>
          <table:table-cell table:formula="of:=IF(LEN([$Worksheet.$A33])&gt;0;[$Worksheet.H33];&quot;&quot;)">
            <text:p/>
          </table:table-cell>
          <table:table-cell table:formula="of:=IF(LEN([$Worksheet.$A33])&gt;0;[$Worksheet.I33];&quot;&quot;)">
            <text:p/>
          </table:table-cell>
        </table:table-row>
        <table:table-row table:style-name="ro1">
          <table:table-cell table:formula="of:=IF(LEN([$Worksheet.$A34])&gt;0;[$Worksheet.A34];&quot;&quot;)">
            <text:p/>
          </table:table-cell>
          <table:table-cell table:formula="of:=IF(LEN([$Worksheet.$A34])&gt;0;[$Worksheet.B34];&quot;&quot;)">
            <text:p/>
          </table:table-cell>
          <table:table-cell table:formula="of:=IF(LEN([$Worksheet.$A34])&gt;0;[$Worksheet.C34];&quot;&quot;)">
            <text:p/>
          </table:table-cell>
          <table:table-cell table:formula="of:=IF(LEN([$Worksheet.$A34])&gt;0;[$Worksheet.E34];&quot;&quot;)">
            <text:p/>
          </table:table-cell>
          <table:table-cell table:formula="of:=IF(LEN([$Worksheet.$A34])&gt;0;[$Worksheet.G34];&quot;&quot;)">
            <text:p/>
          </table:table-cell>
          <table:table-cell table:formula="of:=IF(LEN([$Worksheet.$A34])&gt;0;[$Worksheet.H34];&quot;&quot;)">
            <text:p/>
          </table:table-cell>
          <table:table-cell table:formula="of:=IF(LEN([$Worksheet.$A34])&gt;0;[$Worksheet.I34];&quot;&quot;)">
            <text:p/>
          </table:table-cell>
        </table:table-row>
        <table:table-row table:style-name="ro1">
          <table:table-cell table:formula="of:=IF(LEN([$Worksheet.$A35])&gt;0;[$Worksheet.A35];&quot;&quot;)">
            <text:p/>
          </table:table-cell>
          <table:table-cell table:formula="of:=IF(LEN([$Worksheet.$A35])&gt;0;[$Worksheet.B35];&quot;&quot;)">
            <text:p/>
          </table:table-cell>
          <table:table-cell table:formula="of:=IF(LEN([$Worksheet.$A35])&gt;0;[$Worksheet.C35];&quot;&quot;)">
            <text:p/>
          </table:table-cell>
          <table:table-cell table:formula="of:=IF(LEN([$Worksheet.$A35])&gt;0;[$Worksheet.E35];&quot;&quot;)">
            <text:p/>
          </table:table-cell>
          <table:table-cell table:formula="of:=IF(LEN([$Worksheet.$A35])&gt;0;[$Worksheet.G35];&quot;&quot;)">
            <text:p/>
          </table:table-cell>
          <table:table-cell table:formula="of:=IF(LEN([$Worksheet.$A35])&gt;0;[$Worksheet.H35];&quot;&quot;)">
            <text:p/>
          </table:table-cell>
          <table:table-cell table:formula="of:=IF(LEN([$Worksheet.$A35])&gt;0;[$Worksheet.I35];&quot;&quot;)">
            <text:p/>
          </table:table-cell>
        </table:table-row>
        <table:table-row table:style-name="ro1">
          <table:table-cell table:formula="of:=IF(LEN([$Worksheet.$A36])&gt;0;[$Worksheet.A36];&quot;&quot;)">
            <text:p/>
          </table:table-cell>
          <table:table-cell table:formula="of:=IF(LEN([$Worksheet.$A36])&gt;0;[$Worksheet.B36];&quot;&quot;)">
            <text:p/>
          </table:table-cell>
          <table:table-cell table:formula="of:=IF(LEN([$Worksheet.$A36])&gt;0;[$Worksheet.C36];&quot;&quot;)">
            <text:p/>
          </table:table-cell>
          <table:table-cell table:formula="of:=IF(LEN([$Worksheet.$A36])&gt;0;[$Worksheet.E36];&quot;&quot;)">
            <text:p/>
          </table:table-cell>
          <table:table-cell table:formula="of:=IF(LEN([$Worksheet.$A36])&gt;0;[$Worksheet.G36];&quot;&quot;)">
            <text:p/>
          </table:table-cell>
          <table:table-cell table:formula="of:=IF(LEN([$Worksheet.$A36])&gt;0;[$Worksheet.H36];&quot;&quot;)">
            <text:p/>
          </table:table-cell>
          <table:table-cell table:formula="of:=IF(LEN([$Worksheet.$A36])&gt;0;[$Worksheet.I36];&quot;&quot;)">
            <text:p/>
          </table:table-cell>
        </table:table-row>
        <table:table-row table:style-name="ro1">
          <table:table-cell table:formula="of:=IF(LEN([$Worksheet.$A37])&gt;0;[$Worksheet.A37];&quot;&quot;)">
            <text:p/>
          </table:table-cell>
          <table:table-cell table:formula="of:=IF(LEN([$Worksheet.$A37])&gt;0;[$Worksheet.B37];&quot;&quot;)">
            <text:p/>
          </table:table-cell>
          <table:table-cell table:formula="of:=IF(LEN([$Worksheet.$A37])&gt;0;[$Worksheet.C37];&quot;&quot;)">
            <text:p/>
          </table:table-cell>
          <table:table-cell table:formula="of:=IF(LEN([$Worksheet.$A37])&gt;0;[$Worksheet.E37];&quot;&quot;)">
            <text:p/>
          </table:table-cell>
          <table:table-cell table:formula="of:=IF(LEN([$Worksheet.$A37])&gt;0;[$Worksheet.G37];&quot;&quot;)">
            <text:p/>
          </table:table-cell>
          <table:table-cell table:formula="of:=IF(LEN([$Worksheet.$A37])&gt;0;[$Worksheet.H37];&quot;&quot;)">
            <text:p/>
          </table:table-cell>
          <table:table-cell table:formula="of:=IF(LEN([$Worksheet.$A37])&gt;0;[$Worksheet.I37];&quot;&quot;)">
            <text:p/>
          </table:table-cell>
        </table:table-row>
        <table:table-row table:style-name="ro1">
          <table:table-cell table:formula="of:=IF(LEN([$Worksheet.$A38])&gt;0;[$Worksheet.A38];&quot;&quot;)">
            <text:p/>
          </table:table-cell>
          <table:table-cell table:formula="of:=IF(LEN([$Worksheet.$A38])&gt;0;[$Worksheet.B38];&quot;&quot;)">
            <text:p/>
          </table:table-cell>
          <table:table-cell table:formula="of:=IF(LEN([$Worksheet.$A38])&gt;0;[$Worksheet.C38];&quot;&quot;)">
            <text:p/>
          </table:table-cell>
          <table:table-cell table:formula="of:=IF(LEN([$Worksheet.$A38])&gt;0;[$Worksheet.E38];&quot;&quot;)">
            <text:p/>
          </table:table-cell>
          <table:table-cell table:formula="of:=IF(LEN([$Worksheet.$A38])&gt;0;[$Worksheet.G38];&quot;&quot;)">
            <text:p/>
          </table:table-cell>
          <table:table-cell table:formula="of:=IF(LEN([$Worksheet.$A38])&gt;0;[$Worksheet.H38];&quot;&quot;)">
            <text:p/>
          </table:table-cell>
          <table:table-cell table:formula="of:=IF(LEN([$Worksheet.$A38])&gt;0;[$Worksheet.I38];&quot;&quot;)">
            <text:p/>
          </table:table-cell>
        </table:table-row>
        <table:table-row table:style-name="ro1">
          <table:table-cell table:formula="of:=IF(LEN([$Worksheet.$A39])&gt;0;[$Worksheet.A39];&quot;&quot;)">
            <text:p/>
          </table:table-cell>
          <table:table-cell table:formula="of:=IF(LEN([$Worksheet.$A39])&gt;0;[$Worksheet.B39];&quot;&quot;)">
            <text:p/>
          </table:table-cell>
          <table:table-cell table:formula="of:=IF(LEN([$Worksheet.$A39])&gt;0;[$Worksheet.C39];&quot;&quot;)">
            <text:p/>
          </table:table-cell>
          <table:table-cell table:formula="of:=IF(LEN([$Worksheet.$A39])&gt;0;[$Worksheet.E39];&quot;&quot;)">
            <text:p/>
          </table:table-cell>
          <table:table-cell table:formula="of:=IF(LEN([$Worksheet.$A39])&gt;0;[$Worksheet.G39];&quot;&quot;)">
            <text:p/>
          </table:table-cell>
          <table:table-cell table:formula="of:=IF(LEN([$Worksheet.$A39])&gt;0;[$Worksheet.H39];&quot;&quot;)">
            <text:p/>
          </table:table-cell>
          <table:table-cell table:formula="of:=IF(LEN([$Worksheet.$A39])&gt;0;[$Worksheet.I39];&quot;&quot;)">
            <text:p/>
          </table:table-cell>
        </table:table-row>
        <table:table-row table:style-name="ro1">
          <table:table-cell table:formula="of:=IF(LEN([$Worksheet.$A40])&gt;0;[$Worksheet.A40];&quot;&quot;)">
            <text:p/>
          </table:table-cell>
          <table:table-cell table:formula="of:=IF(LEN([$Worksheet.$A40])&gt;0;[$Worksheet.B40];&quot;&quot;)">
            <text:p/>
          </table:table-cell>
          <table:table-cell table:formula="of:=IF(LEN([$Worksheet.$A40])&gt;0;[$Worksheet.C40];&quot;&quot;)">
            <text:p/>
          </table:table-cell>
          <table:table-cell table:formula="of:=IF(LEN([$Worksheet.$A40])&gt;0;[$Worksheet.E40];&quot;&quot;)">
            <text:p/>
          </table:table-cell>
          <table:table-cell table:formula="of:=IF(LEN([$Worksheet.$A40])&gt;0;[$Worksheet.G40];&quot;&quot;)">
            <text:p/>
          </table:table-cell>
          <table:table-cell table:formula="of:=IF(LEN([$Worksheet.$A40])&gt;0;[$Worksheet.H40];&quot;&quot;)">
            <text:p/>
          </table:table-cell>
          <table:table-cell table:formula="of:=IF(LEN([$Worksheet.$A40])&gt;0;[$Worksheet.I40];&quot;&quot;)">
            <text:p/>
          </table:table-cell>
        </table:table-row>
        <table:table-row table:style-name="ro1">
          <table:table-cell table:formula="of:=IF(LEN([$Worksheet.$A41])&gt;0;[$Worksheet.A41];&quot;&quot;)">
            <text:p/>
          </table:table-cell>
          <table:table-cell table:formula="of:=IF(LEN([$Worksheet.$A41])&gt;0;[$Worksheet.B41];&quot;&quot;)">
            <text:p/>
          </table:table-cell>
          <table:table-cell table:formula="of:=IF(LEN([$Worksheet.$A41])&gt;0;[$Worksheet.C41];&quot;&quot;)">
            <text:p/>
          </table:table-cell>
          <table:table-cell table:formula="of:=IF(LEN([$Worksheet.$A41])&gt;0;[$Worksheet.E41];&quot;&quot;)">
            <text:p/>
          </table:table-cell>
          <table:table-cell table:formula="of:=IF(LEN([$Worksheet.$A41])&gt;0;[$Worksheet.G41];&quot;&quot;)">
            <text:p/>
          </table:table-cell>
          <table:table-cell table:formula="of:=IF(LEN([$Worksheet.$A41])&gt;0;[$Worksheet.H41];&quot;&quot;)">
            <text:p/>
          </table:table-cell>
          <table:table-cell table:formula="of:=IF(LEN([$Worksheet.$A41])&gt;0;[$Worksheet.I41];&quot;&quot;)">
            <text:p/>
          </table:table-cell>
        </table:table-row>
        <table:table-row table:style-name="ro1">
          <table:table-cell table:formula="of:=IF(LEN([$Worksheet.$A42])&gt;0;[$Worksheet.A42];&quot;&quot;)">
            <text:p/>
          </table:table-cell>
          <table:table-cell table:formula="of:=IF(LEN([$Worksheet.$A42])&gt;0;[$Worksheet.B42];&quot;&quot;)">
            <text:p/>
          </table:table-cell>
          <table:table-cell table:formula="of:=IF(LEN([$Worksheet.$A42])&gt;0;[$Worksheet.C42];&quot;&quot;)">
            <text:p/>
          </table:table-cell>
          <table:table-cell table:formula="of:=IF(LEN([$Worksheet.$A42])&gt;0;[$Worksheet.E42];&quot;&quot;)">
            <text:p/>
          </table:table-cell>
          <table:table-cell table:formula="of:=IF(LEN([$Worksheet.$A42])&gt;0;[$Worksheet.G42];&quot;&quot;)">
            <text:p/>
          </table:table-cell>
          <table:table-cell table:formula="of:=IF(LEN([$Worksheet.$A42])&gt;0;[$Worksheet.H42];&quot;&quot;)">
            <text:p/>
          </table:table-cell>
          <table:table-cell table:formula="of:=IF(LEN([$Worksheet.$A42])&gt;0;[$Worksheet.I42];&quot;&quot;)">
            <text:p/>
          </table:table-cell>
        </table:table-row>
        <table:table-row table:style-name="ro1">
          <table:table-cell table:formula="of:=IF(LEN([$Worksheet.$A43])&gt;0;[$Worksheet.A43];&quot;&quot;)">
            <text:p/>
          </table:table-cell>
          <table:table-cell table:formula="of:=IF(LEN([$Worksheet.$A43])&gt;0;[$Worksheet.B43];&quot;&quot;)">
            <text:p/>
          </table:table-cell>
          <table:table-cell table:formula="of:=IF(LEN([$Worksheet.$A43])&gt;0;[$Worksheet.C43];&quot;&quot;)">
            <text:p/>
          </table:table-cell>
          <table:table-cell table:formula="of:=IF(LEN([$Worksheet.$A43])&gt;0;[$Worksheet.E43];&quot;&quot;)">
            <text:p/>
          </table:table-cell>
          <table:table-cell table:formula="of:=IF(LEN([$Worksheet.$A43])&gt;0;[$Worksheet.G43];&quot;&quot;)">
            <text:p/>
          </table:table-cell>
          <table:table-cell table:formula="of:=IF(LEN([$Worksheet.$A43])&gt;0;[$Worksheet.H43];&quot;&quot;)">
            <text:p/>
          </table:table-cell>
          <table:table-cell table:formula="of:=IF(LEN([$Worksheet.$A43])&gt;0;[$Worksheet.I43];&quot;&quot;)">
            <text:p/>
          </table:table-cell>
        </table:table-row>
        <table:table-row table:style-name="ro1">
          <table:table-cell table:formula="of:=IF(LEN([$Worksheet.$A44])&gt;0;[$Worksheet.A44];&quot;&quot;)">
            <text:p/>
          </table:table-cell>
          <table:table-cell table:formula="of:=IF(LEN([$Worksheet.$A44])&gt;0;[$Worksheet.B44];&quot;&quot;)">
            <text:p/>
          </table:table-cell>
          <table:table-cell table:formula="of:=IF(LEN([$Worksheet.$A44])&gt;0;[$Worksheet.C44];&quot;&quot;)">
            <text:p/>
          </table:table-cell>
          <table:table-cell table:formula="of:=IF(LEN([$Worksheet.$A44])&gt;0;[$Worksheet.E44];&quot;&quot;)">
            <text:p/>
          </table:table-cell>
          <table:table-cell table:formula="of:=IF(LEN([$Worksheet.$A44])&gt;0;[$Worksheet.G44];&quot;&quot;)">
            <text:p/>
          </table:table-cell>
          <table:table-cell table:formula="of:=IF(LEN([$Worksheet.$A44])&gt;0;[$Worksheet.H44];&quot;&quot;)">
            <text:p/>
          </table:table-cell>
          <table:table-cell table:formula="of:=IF(LEN([$Worksheet.$A44])&gt;0;[$Worksheet.I44];&quot;&quot;)">
            <text:p/>
          </table:table-cell>
        </table:table-row>
        <table:table-row table:style-name="ro1">
          <table:table-cell table:formula="of:=IF(LEN([$Worksheet.$A45])&gt;0;[$Worksheet.A45];&quot;&quot;)">
            <text:p/>
          </table:table-cell>
          <table:table-cell table:formula="of:=IF(LEN([$Worksheet.$A45])&gt;0;[$Worksheet.B45];&quot;&quot;)">
            <text:p/>
          </table:table-cell>
          <table:table-cell table:formula="of:=IF(LEN([$Worksheet.$A45])&gt;0;[$Worksheet.C45];&quot;&quot;)">
            <text:p/>
          </table:table-cell>
          <table:table-cell table:formula="of:=IF(LEN([$Worksheet.$A45])&gt;0;[$Worksheet.E45];&quot;&quot;)">
            <text:p/>
          </table:table-cell>
          <table:table-cell table:formula="of:=IF(LEN([$Worksheet.$A45])&gt;0;[$Worksheet.G45];&quot;&quot;)">
            <text:p/>
          </table:table-cell>
          <table:table-cell table:formula="of:=IF(LEN([$Worksheet.$A45])&gt;0;[$Worksheet.H45];&quot;&quot;)">
            <text:p/>
          </table:table-cell>
          <table:table-cell table:formula="of:=IF(LEN([$Worksheet.$A45])&gt;0;[$Worksheet.I45];&quot;&quot;)">
            <text:p/>
          </table:table-cell>
        </table:table-row>
        <table:table-row table:style-name="ro1">
          <table:table-cell table:formula="of:=IF(LEN([$Worksheet.$A46])&gt;0;[$Worksheet.A46];&quot;&quot;)">
            <text:p/>
          </table:table-cell>
          <table:table-cell table:formula="of:=IF(LEN([$Worksheet.$A46])&gt;0;[$Worksheet.B46];&quot;&quot;)">
            <text:p/>
          </table:table-cell>
          <table:table-cell table:formula="of:=IF(LEN([$Worksheet.$A46])&gt;0;[$Worksheet.C46];&quot;&quot;)">
            <text:p/>
          </table:table-cell>
          <table:table-cell table:formula="of:=IF(LEN([$Worksheet.$A46])&gt;0;[$Worksheet.E46];&quot;&quot;)">
            <text:p/>
          </table:table-cell>
          <table:table-cell table:formula="of:=IF(LEN([$Worksheet.$A46])&gt;0;[$Worksheet.G46];&quot;&quot;)">
            <text:p/>
          </table:table-cell>
          <table:table-cell table:formula="of:=IF(LEN([$Worksheet.$A46])&gt;0;[$Worksheet.H46];&quot;&quot;)">
            <text:p/>
          </table:table-cell>
          <table:table-cell table:formula="of:=IF(LEN([$Worksheet.$A46])&gt;0;[$Worksheet.I46];&quot;&quot;)">
            <text:p/>
          </table:table-cell>
        </table:table-row>
        <table:table-row table:style-name="ro1">
          <table:table-cell table:formula="of:=IF(LEN([$Worksheet.$A47])&gt;0;[$Worksheet.A47];&quot;&quot;)">
            <text:p/>
          </table:table-cell>
          <table:table-cell table:formula="of:=IF(LEN([$Worksheet.$A47])&gt;0;[$Worksheet.B47];&quot;&quot;)">
            <text:p/>
          </table:table-cell>
          <table:table-cell table:formula="of:=IF(LEN([$Worksheet.$A47])&gt;0;[$Worksheet.C47];&quot;&quot;)">
            <text:p/>
          </table:table-cell>
          <table:table-cell table:formula="of:=IF(LEN([$Worksheet.$A47])&gt;0;[$Worksheet.E47];&quot;&quot;)">
            <text:p/>
          </table:table-cell>
          <table:table-cell table:formula="of:=IF(LEN([$Worksheet.$A47])&gt;0;[$Worksheet.G47];&quot;&quot;)">
            <text:p/>
          </table:table-cell>
          <table:table-cell table:formula="of:=IF(LEN([$Worksheet.$A47])&gt;0;[$Worksheet.H47];&quot;&quot;)">
            <text:p/>
          </table:table-cell>
          <table:table-cell table:formula="of:=IF(LEN([$Worksheet.$A47])&gt;0;[$Worksheet.I47];&quot;&quot;)">
            <text:p/>
          </table:table-cell>
        </table:table-row>
        <table:table-row table:style-name="ro1">
          <table:table-cell table:formula="of:=IF(LEN([$Worksheet.$A48])&gt;0;[$Worksheet.A48];&quot;&quot;)">
            <text:p/>
          </table:table-cell>
          <table:table-cell table:formula="of:=IF(LEN([$Worksheet.$A48])&gt;0;[$Worksheet.B48];&quot;&quot;)">
            <text:p/>
          </table:table-cell>
          <table:table-cell table:formula="of:=IF(LEN([$Worksheet.$A48])&gt;0;[$Worksheet.C48];&quot;&quot;)">
            <text:p/>
          </table:table-cell>
          <table:table-cell table:formula="of:=IF(LEN([$Worksheet.$A48])&gt;0;[$Worksheet.E48];&quot;&quot;)">
            <text:p/>
          </table:table-cell>
          <table:table-cell table:formula="of:=IF(LEN([$Worksheet.$A48])&gt;0;[$Worksheet.G48];&quot;&quot;)">
            <text:p/>
          </table:table-cell>
          <table:table-cell table:formula="of:=IF(LEN([$Worksheet.$A48])&gt;0;[$Worksheet.H48];&quot;&quot;)">
            <text:p/>
          </table:table-cell>
          <table:table-cell table:formula="of:=IF(LEN([$Worksheet.$A48])&gt;0;[$Worksheet.I48];&quot;&quot;)">
            <text:p/>
          </table:table-cell>
        </table:table-row>
        <table:table-row table:style-name="ro1">
          <table:table-cell table:formula="of:=IF(LEN([$Worksheet.$A49])&gt;0;[$Worksheet.A49];&quot;&quot;)">
            <text:p/>
          </table:table-cell>
          <table:table-cell table:formula="of:=IF(LEN([$Worksheet.$A49])&gt;0;[$Worksheet.B49];&quot;&quot;)">
            <text:p/>
          </table:table-cell>
          <table:table-cell table:formula="of:=IF(LEN([$Worksheet.$A49])&gt;0;[$Worksheet.C49];&quot;&quot;)">
            <text:p/>
          </table:table-cell>
          <table:table-cell table:formula="of:=IF(LEN([$Worksheet.$A49])&gt;0;[$Worksheet.E49];&quot;&quot;)">
            <text:p/>
          </table:table-cell>
          <table:table-cell table:formula="of:=IF(LEN([$Worksheet.$A49])&gt;0;[$Worksheet.G49];&quot;&quot;)">
            <text:p/>
          </table:table-cell>
          <table:table-cell table:formula="of:=IF(LEN([$Worksheet.$A49])&gt;0;[$Worksheet.H49];&quot;&quot;)">
            <text:p/>
          </table:table-cell>
          <table:table-cell table:formula="of:=IF(LEN([$Worksheet.$A49])&gt;0;[$Worksheet.I49];&quot;&quot;)">
            <text:p/>
          </table:table-cell>
        </table:table-row>
        <table:table-row table:style-name="ro1">
          <table:table-cell table:formula="of:=IF(LEN([$Worksheet.$A50])&gt;0;[$Worksheet.A50];&quot;&quot;)">
            <text:p/>
          </table:table-cell>
          <table:table-cell table:formula="of:=IF(LEN([$Worksheet.$A50])&gt;0;[$Worksheet.B50];&quot;&quot;)">
            <text:p/>
          </table:table-cell>
          <table:table-cell table:formula="of:=IF(LEN([$Worksheet.$A50])&gt;0;[$Worksheet.C50];&quot;&quot;)">
            <text:p/>
          </table:table-cell>
          <table:table-cell table:formula="of:=IF(LEN([$Worksheet.$A50])&gt;0;[$Worksheet.E50];&quot;&quot;)">
            <text:p/>
          </table:table-cell>
          <table:table-cell table:formula="of:=IF(LEN([$Worksheet.$A50])&gt;0;[$Worksheet.G50];&quot;&quot;)">
            <text:p/>
          </table:table-cell>
          <table:table-cell table:formula="of:=IF(LEN([$Worksheet.$A50])&gt;0;[$Worksheet.H50];&quot;&quot;)">
            <text:p/>
          </table:table-cell>
          <table:table-cell table:formula="of:=IF(LEN([$Worksheet.$A50])&gt;0;[$Worksheet.I50];&quot;&quot;)">
            <text:p/>
          </table:table-cell>
        </table:table-row>
        <table:table-row table:style-name="ro1">
          <table:table-cell table:formula="of:=IF(LEN([$Worksheet.$A51])&gt;0;[$Worksheet.A51];&quot;&quot;)">
            <text:p/>
          </table:table-cell>
          <table:table-cell table:formula="of:=IF(LEN([$Worksheet.$A51])&gt;0;[$Worksheet.B51];&quot;&quot;)">
            <text:p/>
          </table:table-cell>
          <table:table-cell table:formula="of:=IF(LEN([$Worksheet.$A51])&gt;0;[$Worksheet.C51];&quot;&quot;)">
            <text:p/>
          </table:table-cell>
          <table:table-cell table:formula="of:=IF(LEN([$Worksheet.$A51])&gt;0;[$Worksheet.E51];&quot;&quot;)">
            <text:p/>
          </table:table-cell>
          <table:table-cell table:formula="of:=IF(LEN([$Worksheet.$A51])&gt;0;[$Worksheet.G51];&quot;&quot;)">
            <text:p/>
          </table:table-cell>
          <table:table-cell table:formula="of:=IF(LEN([$Worksheet.$A51])&gt;0;[$Worksheet.H51];&quot;&quot;)">
            <text:p/>
          </table:table-cell>
          <table:table-cell table:formula="of:=IF(LEN([$Worksheet.$A51])&gt;0;[$Worksheet.I51];&quot;&quot;)">
            <text:p/>
          </table:table-cell>
        </table:table-row>
        <table:table-row table:style-name="ro1">
          <table:table-cell table:formula="of:=IF(LEN([$Worksheet.$A52])&gt;0;[$Worksheet.A52];&quot;&quot;)">
            <text:p/>
          </table:table-cell>
          <table:table-cell table:formula="of:=IF(LEN([$Worksheet.$A52])&gt;0;[$Worksheet.B52];&quot;&quot;)">
            <text:p/>
          </table:table-cell>
          <table:table-cell table:formula="of:=IF(LEN([$Worksheet.$A52])&gt;0;[$Worksheet.C52];&quot;&quot;)">
            <text:p/>
          </table:table-cell>
          <table:table-cell table:formula="of:=IF(LEN([$Worksheet.$A52])&gt;0;[$Worksheet.E52];&quot;&quot;)">
            <text:p/>
          </table:table-cell>
          <table:table-cell table:formula="of:=IF(LEN([$Worksheet.$A52])&gt;0;[$Worksheet.G52];&quot;&quot;)">
            <text:p/>
          </table:table-cell>
          <table:table-cell table:formula="of:=IF(LEN([$Worksheet.$A52])&gt;0;[$Worksheet.H52];&quot;&quot;)">
            <text:p/>
          </table:table-cell>
          <table:table-cell table:formula="of:=IF(LEN([$Worksheet.$A52])&gt;0;[$Worksheet.I52];&quot;&quot;)">
            <text:p/>
          </table:table-cell>
        </table:table-row>
        <table:table-row table:style-name="ro1">
          <table:table-cell table:formula="of:=IF(LEN([$Worksheet.$A53])&gt;0;[$Worksheet.A53];&quot;&quot;)">
            <text:p/>
          </table:table-cell>
          <table:table-cell table:formula="of:=IF(LEN([$Worksheet.$A53])&gt;0;[$Worksheet.B53];&quot;&quot;)">
            <text:p/>
          </table:table-cell>
          <table:table-cell table:formula="of:=IF(LEN([$Worksheet.$A53])&gt;0;[$Worksheet.C53];&quot;&quot;)">
            <text:p/>
          </table:table-cell>
          <table:table-cell table:formula="of:=IF(LEN([$Worksheet.$A53])&gt;0;[$Worksheet.E53];&quot;&quot;)">
            <text:p/>
          </table:table-cell>
          <table:table-cell table:formula="of:=IF(LEN([$Worksheet.$A53])&gt;0;[$Worksheet.G53];&quot;&quot;)">
            <text:p/>
          </table:table-cell>
          <table:table-cell table:formula="of:=IF(LEN([$Worksheet.$A53])&gt;0;[$Worksheet.H53];&quot;&quot;)">
            <text:p/>
          </table:table-cell>
          <table:table-cell table:formula="of:=IF(LEN([$Worksheet.$A53])&gt;0;[$Worksheet.I53];&quot;&quot;)">
            <text:p/>
          </table:table-cell>
        </table:table-row>
        <table:table-row table:style-name="ro1">
          <table:table-cell table:formula="of:=IF(LEN([$Worksheet.$A54])&gt;0;[$Worksheet.A54];&quot;&quot;)">
            <text:p/>
          </table:table-cell>
          <table:table-cell table:formula="of:=IF(LEN([$Worksheet.$A54])&gt;0;[$Worksheet.B54];&quot;&quot;)">
            <text:p/>
          </table:table-cell>
          <table:table-cell table:formula="of:=IF(LEN([$Worksheet.$A54])&gt;0;[$Worksheet.C54];&quot;&quot;)">
            <text:p/>
          </table:table-cell>
          <table:table-cell table:formula="of:=IF(LEN([$Worksheet.$A54])&gt;0;[$Worksheet.E54];&quot;&quot;)">
            <text:p/>
          </table:table-cell>
          <table:table-cell table:formula="of:=IF(LEN([$Worksheet.$A54])&gt;0;[$Worksheet.G54];&quot;&quot;)">
            <text:p/>
          </table:table-cell>
          <table:table-cell table:formula="of:=IF(LEN([$Worksheet.$A54])&gt;0;[$Worksheet.H54];&quot;&quot;)">
            <text:p/>
          </table:table-cell>
          <table:table-cell table:formula="of:=IF(LEN([$Worksheet.$A54])&gt;0;[$Worksheet.I54];&quot;&quot;)">
            <text:p/>
          </table:table-cell>
        </table:table-row>
        <table:table-row table:style-name="ro1">
          <table:table-cell table:formula="of:=IF(LEN([$Worksheet.$A55])&gt;0;[$Worksheet.A55];&quot;&quot;)">
            <text:p/>
          </table:table-cell>
          <table:table-cell table:formula="of:=IF(LEN([$Worksheet.$A55])&gt;0;[$Worksheet.B55];&quot;&quot;)">
            <text:p/>
          </table:table-cell>
          <table:table-cell table:formula="of:=IF(LEN([$Worksheet.$A55])&gt;0;[$Worksheet.C55];&quot;&quot;)">
            <text:p/>
          </table:table-cell>
          <table:table-cell table:formula="of:=IF(LEN([$Worksheet.$A55])&gt;0;[$Worksheet.E55];&quot;&quot;)">
            <text:p/>
          </table:table-cell>
          <table:table-cell table:formula="of:=IF(LEN([$Worksheet.$A55])&gt;0;[$Worksheet.G55];&quot;&quot;)">
            <text:p/>
          </table:table-cell>
          <table:table-cell table:formula="of:=IF(LEN([$Worksheet.$A55])&gt;0;[$Worksheet.H55];&quot;&quot;)">
            <text:p/>
          </table:table-cell>
          <table:table-cell table:formula="of:=IF(LEN([$Worksheet.$A55])&gt;0;[$Worksheet.I55];&quot;&quot;)">
            <text:p/>
          </table:table-cell>
        </table:table-row>
        <table:table-row table:style-name="ro1">
          <table:table-cell table:formula="of:=IF(LEN([$Worksheet.$A56])&gt;0;[$Worksheet.A56];&quot;&quot;)">
            <text:p/>
          </table:table-cell>
          <table:table-cell table:formula="of:=IF(LEN([$Worksheet.$A56])&gt;0;[$Worksheet.B56];&quot;&quot;)">
            <text:p/>
          </table:table-cell>
          <table:table-cell table:formula="of:=IF(LEN([$Worksheet.$A56])&gt;0;[$Worksheet.C56];&quot;&quot;)">
            <text:p/>
          </table:table-cell>
          <table:table-cell table:formula="of:=IF(LEN([$Worksheet.$A56])&gt;0;[$Worksheet.E56];&quot;&quot;)">
            <text:p/>
          </table:table-cell>
          <table:table-cell table:formula="of:=IF(LEN([$Worksheet.$A56])&gt;0;[$Worksheet.G56];&quot;&quot;)">
            <text:p/>
          </table:table-cell>
          <table:table-cell table:formula="of:=IF(LEN([$Worksheet.$A56])&gt;0;[$Worksheet.H56];&quot;&quot;)">
            <text:p/>
          </table:table-cell>
          <table:table-cell table:formula="of:=IF(LEN([$Worksheet.$A56])&gt;0;[$Worksheet.I56];&quot;&quot;)">
            <text:p/>
          </table:table-cell>
        </table:table-row>
        <table:table-row table:style-name="ro1">
          <table:table-cell table:formula="of:=IF(LEN([$Worksheet.$A57])&gt;0;[$Worksheet.A57];&quot;&quot;)">
            <text:p/>
          </table:table-cell>
          <table:table-cell table:formula="of:=IF(LEN([$Worksheet.$A57])&gt;0;[$Worksheet.B57];&quot;&quot;)">
            <text:p/>
          </table:table-cell>
          <table:table-cell table:formula="of:=IF(LEN([$Worksheet.$A57])&gt;0;[$Worksheet.C57];&quot;&quot;)">
            <text:p/>
          </table:table-cell>
          <table:table-cell table:formula="of:=IF(LEN([$Worksheet.$A57])&gt;0;[$Worksheet.E57];&quot;&quot;)">
            <text:p/>
          </table:table-cell>
          <table:table-cell table:formula="of:=IF(LEN([$Worksheet.$A57])&gt;0;[$Worksheet.G57];&quot;&quot;)">
            <text:p/>
          </table:table-cell>
          <table:table-cell table:formula="of:=IF(LEN([$Worksheet.$A57])&gt;0;[$Worksheet.H57];&quot;&quot;)">
            <text:p/>
          </table:table-cell>
          <table:table-cell table:formula="of:=IF(LEN([$Worksheet.$A57])&gt;0;[$Worksheet.I57];&quot;&quot;)">
            <text:p/>
          </table:table-cell>
        </table:table-row>
        <table:table-row table:style-name="ro1">
          <table:table-cell table:formula="of:=IF(LEN([$Worksheet.$A58])&gt;0;[$Worksheet.A58];&quot;&quot;)">
            <text:p/>
          </table:table-cell>
          <table:table-cell table:formula="of:=IF(LEN([$Worksheet.$A58])&gt;0;[$Worksheet.B58];&quot;&quot;)">
            <text:p/>
          </table:table-cell>
          <table:table-cell table:formula="of:=IF(LEN([$Worksheet.$A58])&gt;0;[$Worksheet.C58];&quot;&quot;)">
            <text:p/>
          </table:table-cell>
          <table:table-cell table:formula="of:=IF(LEN([$Worksheet.$A58])&gt;0;[$Worksheet.E58];&quot;&quot;)">
            <text:p/>
          </table:table-cell>
          <table:table-cell table:formula="of:=IF(LEN([$Worksheet.$A58])&gt;0;[$Worksheet.G58];&quot;&quot;)">
            <text:p/>
          </table:table-cell>
          <table:table-cell table:formula="of:=IF(LEN([$Worksheet.$A58])&gt;0;[$Worksheet.H58];&quot;&quot;)">
            <text:p/>
          </table:table-cell>
          <table:table-cell table:formula="of:=IF(LEN([$Worksheet.$A58])&gt;0;[$Worksheet.I58];&quot;&quot;)">
            <text:p/>
          </table:table-cell>
        </table:table-row>
        <table:table-row table:style-name="ro1">
          <table:table-cell table:formula="of:=IF(LEN([$Worksheet.$A59])&gt;0;[$Worksheet.A59];&quot;&quot;)">
            <text:p/>
          </table:table-cell>
          <table:table-cell table:formula="of:=IF(LEN([$Worksheet.$A59])&gt;0;[$Worksheet.B59];&quot;&quot;)">
            <text:p/>
          </table:table-cell>
          <table:table-cell table:formula="of:=IF(LEN([$Worksheet.$A59])&gt;0;[$Worksheet.C59];&quot;&quot;)">
            <text:p/>
          </table:table-cell>
          <table:table-cell table:formula="of:=IF(LEN([$Worksheet.$A59])&gt;0;[$Worksheet.E59];&quot;&quot;)">
            <text:p/>
          </table:table-cell>
          <table:table-cell table:formula="of:=IF(LEN([$Worksheet.$A59])&gt;0;[$Worksheet.G59];&quot;&quot;)">
            <text:p/>
          </table:table-cell>
          <table:table-cell table:formula="of:=IF(LEN([$Worksheet.$A59])&gt;0;[$Worksheet.H59];&quot;&quot;)">
            <text:p/>
          </table:table-cell>
          <table:table-cell table:formula="of:=IF(LEN([$Worksheet.$A59])&gt;0;[$Worksheet.I59];&quot;&quot;)">
            <text:p/>
          </table:table-cell>
        </table:table-row>
        <table:table-row table:style-name="ro1">
          <table:table-cell table:formula="of:=IF(LEN([$Worksheet.$A60])&gt;0;[$Worksheet.A60];&quot;&quot;)">
            <text:p/>
          </table:table-cell>
          <table:table-cell table:formula="of:=IF(LEN([$Worksheet.$A60])&gt;0;[$Worksheet.B60];&quot;&quot;)">
            <text:p/>
          </table:table-cell>
          <table:table-cell table:formula="of:=IF(LEN([$Worksheet.$A60])&gt;0;[$Worksheet.C60];&quot;&quot;)">
            <text:p/>
          </table:table-cell>
          <table:table-cell table:formula="of:=IF(LEN([$Worksheet.$A60])&gt;0;[$Worksheet.E60];&quot;&quot;)">
            <text:p/>
          </table:table-cell>
          <table:table-cell table:formula="of:=IF(LEN([$Worksheet.$A60])&gt;0;[$Worksheet.G60];&quot;&quot;)">
            <text:p/>
          </table:table-cell>
          <table:table-cell table:formula="of:=IF(LEN([$Worksheet.$A60])&gt;0;[$Worksheet.H60];&quot;&quot;)">
            <text:p/>
          </table:table-cell>
          <table:table-cell table:formula="of:=IF(LEN([$Worksheet.$A60])&gt;0;[$Worksheet.I60];&quot;&quot;)">
            <text:p/>
          </table:table-cell>
        </table:table-row>
        <table:table-row table:style-name="ro1">
          <table:table-cell table:formula="of:=IF(LEN([$Worksheet.$A61])&gt;0;[$Worksheet.A61];&quot;&quot;)">
            <text:p/>
          </table:table-cell>
          <table:table-cell table:formula="of:=IF(LEN([$Worksheet.$A61])&gt;0;[$Worksheet.B61];&quot;&quot;)">
            <text:p/>
          </table:table-cell>
          <table:table-cell table:formula="of:=IF(LEN([$Worksheet.$A61])&gt;0;[$Worksheet.C61];&quot;&quot;)">
            <text:p/>
          </table:table-cell>
          <table:table-cell table:formula="of:=IF(LEN([$Worksheet.$A61])&gt;0;[$Worksheet.E61];&quot;&quot;)">
            <text:p/>
          </table:table-cell>
          <table:table-cell table:formula="of:=IF(LEN([$Worksheet.$A61])&gt;0;[$Worksheet.G61];&quot;&quot;)">
            <text:p/>
          </table:table-cell>
          <table:table-cell table:formula="of:=IF(LEN([$Worksheet.$A61])&gt;0;[$Worksheet.H61];&quot;&quot;)">
            <text:p/>
          </table:table-cell>
          <table:table-cell table:formula="of:=IF(LEN([$Worksheet.$A61])&gt;0;[$Worksheet.I61];&quot;&quot;)">
            <text:p/>
          </table:table-cell>
        </table:table-row>
        <table:table-row table:style-name="ro1">
          <table:table-cell table:formula="of:=IF(LEN([$Worksheet.$A62])&gt;0;[$Worksheet.A62];&quot;&quot;)">
            <text:p/>
          </table:table-cell>
          <table:table-cell table:formula="of:=IF(LEN([$Worksheet.$A62])&gt;0;[$Worksheet.B62];&quot;&quot;)">
            <text:p/>
          </table:table-cell>
          <table:table-cell table:formula="of:=IF(LEN([$Worksheet.$A62])&gt;0;[$Worksheet.C62];&quot;&quot;)">
            <text:p/>
          </table:table-cell>
          <table:table-cell table:formula="of:=IF(LEN([$Worksheet.$A62])&gt;0;[$Worksheet.E62];&quot;&quot;)">
            <text:p/>
          </table:table-cell>
          <table:table-cell table:formula="of:=IF(LEN([$Worksheet.$A62])&gt;0;[$Worksheet.G62];&quot;&quot;)">
            <text:p/>
          </table:table-cell>
          <table:table-cell table:formula="of:=IF(LEN([$Worksheet.$A62])&gt;0;[$Worksheet.H62];&quot;&quot;)">
            <text:p/>
          </table:table-cell>
          <table:table-cell table:formula="of:=IF(LEN([$Worksheet.$A62])&gt;0;[$Worksheet.I62];&quot;&quot;)">
            <text:p/>
          </table:table-cell>
        </table:table-row>
        <table:table-row table:style-name="ro1">
          <table:table-cell table:formula="of:=IF(LEN([$Worksheet.$A63])&gt;0;[$Worksheet.A63];&quot;&quot;)">
            <text:p/>
          </table:table-cell>
          <table:table-cell table:formula="of:=IF(LEN([$Worksheet.$A63])&gt;0;[$Worksheet.B63];&quot;&quot;)">
            <text:p/>
          </table:table-cell>
          <table:table-cell table:formula="of:=IF(LEN([$Worksheet.$A63])&gt;0;[$Worksheet.C63];&quot;&quot;)">
            <text:p/>
          </table:table-cell>
          <table:table-cell table:formula="of:=IF(LEN([$Worksheet.$A63])&gt;0;[$Worksheet.E63];&quot;&quot;)">
            <text:p/>
          </table:table-cell>
          <table:table-cell table:formula="of:=IF(LEN([$Worksheet.$A63])&gt;0;[$Worksheet.G63];&quot;&quot;)">
            <text:p/>
          </table:table-cell>
          <table:table-cell table:formula="of:=IF(LEN([$Worksheet.$A63])&gt;0;[$Worksheet.H63];&quot;&quot;)">
            <text:p/>
          </table:table-cell>
          <table:table-cell table:formula="of:=IF(LEN([$Worksheet.$A63])&gt;0;[$Worksheet.I63];&quot;&quot;)">
            <text:p/>
          </table:table-cell>
        </table:table-row>
        <table:table-row table:style-name="ro1">
          <table:table-cell table:formula="of:=IF(LEN([$Worksheet.$A64])&gt;0;[$Worksheet.A64];&quot;&quot;)">
            <text:p/>
          </table:table-cell>
          <table:table-cell table:formula="of:=IF(LEN([$Worksheet.$A64])&gt;0;[$Worksheet.B64];&quot;&quot;)">
            <text:p/>
          </table:table-cell>
          <table:table-cell table:formula="of:=IF(LEN([$Worksheet.$A64])&gt;0;[$Worksheet.C64];&quot;&quot;)">
            <text:p/>
          </table:table-cell>
          <table:table-cell table:formula="of:=IF(LEN([$Worksheet.$A64])&gt;0;[$Worksheet.E64];&quot;&quot;)">
            <text:p/>
          </table:table-cell>
          <table:table-cell table:formula="of:=IF(LEN([$Worksheet.$A64])&gt;0;[$Worksheet.G64];&quot;&quot;)">
            <text:p/>
          </table:table-cell>
          <table:table-cell table:formula="of:=IF(LEN([$Worksheet.$A64])&gt;0;[$Worksheet.H64];&quot;&quot;)">
            <text:p/>
          </table:table-cell>
          <table:table-cell table:formula="of:=IF(LEN([$Worksheet.$A64])&gt;0;[$Worksheet.I64];&quot;&quot;)">
            <text:p/>
          </table:table-cell>
        </table:table-row>
        <table:table-row table:style-name="ro1">
          <table:table-cell table:formula="of:=IF(LEN([$Worksheet.$A65])&gt;0;[$Worksheet.A65];&quot;&quot;)">
            <text:p/>
          </table:table-cell>
          <table:table-cell table:formula="of:=IF(LEN([$Worksheet.$A65])&gt;0;[$Worksheet.B65];&quot;&quot;)">
            <text:p/>
          </table:table-cell>
          <table:table-cell table:formula="of:=IF(LEN([$Worksheet.$A65])&gt;0;[$Worksheet.C65];&quot;&quot;)">
            <text:p/>
          </table:table-cell>
          <table:table-cell table:formula="of:=IF(LEN([$Worksheet.$A65])&gt;0;[$Worksheet.E65];&quot;&quot;)">
            <text:p/>
          </table:table-cell>
          <table:table-cell table:formula="of:=IF(LEN([$Worksheet.$A65])&gt;0;[$Worksheet.G65];&quot;&quot;)">
            <text:p/>
          </table:table-cell>
          <table:table-cell table:formula="of:=IF(LEN([$Worksheet.$A65])&gt;0;[$Worksheet.H65];&quot;&quot;)">
            <text:p/>
          </table:table-cell>
          <table:table-cell table:formula="of:=IF(LEN([$Worksheet.$A65])&gt;0;[$Worksheet.I65];&quot;&quot;)">
            <text:p/>
          </table:table-cell>
        </table:table-row>
        <table:table-row table:style-name="ro1">
          <table:table-cell table:formula="of:=IF(LEN([$Worksheet.$A66])&gt;0;[$Worksheet.A66];&quot;&quot;)">
            <text:p/>
          </table:table-cell>
          <table:table-cell table:formula="of:=IF(LEN([$Worksheet.$A66])&gt;0;[$Worksheet.B66];&quot;&quot;)">
            <text:p/>
          </table:table-cell>
          <table:table-cell table:formula="of:=IF(LEN([$Worksheet.$A66])&gt;0;[$Worksheet.C66];&quot;&quot;)">
            <text:p/>
          </table:table-cell>
          <table:table-cell table:formula="of:=IF(LEN([$Worksheet.$A66])&gt;0;[$Worksheet.E66];&quot;&quot;)">
            <text:p/>
          </table:table-cell>
          <table:table-cell table:formula="of:=IF(LEN([$Worksheet.$A66])&gt;0;[$Worksheet.G66];&quot;&quot;)">
            <text:p/>
          </table:table-cell>
          <table:table-cell table:formula="of:=IF(LEN([$Worksheet.$A66])&gt;0;[$Worksheet.H66];&quot;&quot;)">
            <text:p/>
          </table:table-cell>
          <table:table-cell table:formula="of:=IF(LEN([$Worksheet.$A66])&gt;0;[$Worksheet.I66];&quot;&quot;)">
            <text:p/>
          </table:table-cell>
        </table:table-row>
        <table:table-row table:style-name="ro1">
          <table:table-cell table:formula="of:=IF(LEN([$Worksheet.$A67])&gt;0;[$Worksheet.A67];&quot;&quot;)">
            <text:p/>
          </table:table-cell>
          <table:table-cell table:formula="of:=IF(LEN([$Worksheet.$A67])&gt;0;[$Worksheet.B67];&quot;&quot;)">
            <text:p/>
          </table:table-cell>
          <table:table-cell table:formula="of:=IF(LEN([$Worksheet.$A67])&gt;0;[$Worksheet.C67];&quot;&quot;)">
            <text:p/>
          </table:table-cell>
          <table:table-cell table:formula="of:=IF(LEN([$Worksheet.$A67])&gt;0;[$Worksheet.E67];&quot;&quot;)">
            <text:p/>
          </table:table-cell>
          <table:table-cell table:formula="of:=IF(LEN([$Worksheet.$A67])&gt;0;[$Worksheet.G67];&quot;&quot;)">
            <text:p/>
          </table:table-cell>
          <table:table-cell table:formula="of:=IF(LEN([$Worksheet.$A67])&gt;0;[$Worksheet.H67];&quot;&quot;)">
            <text:p/>
          </table:table-cell>
          <table:table-cell table:formula="of:=IF(LEN([$Worksheet.$A67])&gt;0;[$Worksheet.I67];&quot;&quot;)">
            <text:p/>
          </table:table-cell>
        </table:table-row>
        <table:table-row table:style-name="ro1">
          <table:table-cell table:formula="of:=IF(LEN([$Worksheet.$A68])&gt;0;[$Worksheet.A68];&quot;&quot;)">
            <text:p/>
          </table:table-cell>
          <table:table-cell table:formula="of:=IF(LEN([$Worksheet.$A68])&gt;0;[$Worksheet.B68];&quot;&quot;)">
            <text:p/>
          </table:table-cell>
          <table:table-cell table:formula="of:=IF(LEN([$Worksheet.$A68])&gt;0;[$Worksheet.C68];&quot;&quot;)">
            <text:p/>
          </table:table-cell>
          <table:table-cell table:formula="of:=IF(LEN([$Worksheet.$A68])&gt;0;[$Worksheet.E68];&quot;&quot;)">
            <text:p/>
          </table:table-cell>
          <table:table-cell table:formula="of:=IF(LEN([$Worksheet.$A68])&gt;0;[$Worksheet.G68];&quot;&quot;)">
            <text:p/>
          </table:table-cell>
          <table:table-cell table:formula="of:=IF(LEN([$Worksheet.$A68])&gt;0;[$Worksheet.H68];&quot;&quot;)">
            <text:p/>
          </table:table-cell>
          <table:table-cell table:formula="of:=IF(LEN([$Worksheet.$A68])&gt;0;[$Worksheet.I68];&quot;&quot;)">
            <text:p/>
          </table:table-cell>
        </table:table-row>
        <table:table-row table:style-name="ro1">
          <table:table-cell table:formula="of:=IF(LEN([$Worksheet.$A69])&gt;0;[$Worksheet.A69];&quot;&quot;)">
            <text:p/>
          </table:table-cell>
          <table:table-cell table:formula="of:=IF(LEN([$Worksheet.$A69])&gt;0;[$Worksheet.B69];&quot;&quot;)">
            <text:p/>
          </table:table-cell>
          <table:table-cell table:formula="of:=IF(LEN([$Worksheet.$A69])&gt;0;[$Worksheet.C69];&quot;&quot;)">
            <text:p/>
          </table:table-cell>
          <table:table-cell table:formula="of:=IF(LEN([$Worksheet.$A69])&gt;0;[$Worksheet.E69];&quot;&quot;)">
            <text:p/>
          </table:table-cell>
          <table:table-cell table:formula="of:=IF(LEN([$Worksheet.$A69])&gt;0;[$Worksheet.G69];&quot;&quot;)">
            <text:p/>
          </table:table-cell>
          <table:table-cell table:formula="of:=IF(LEN([$Worksheet.$A69])&gt;0;[$Worksheet.H69];&quot;&quot;)">
            <text:p/>
          </table:table-cell>
          <table:table-cell table:formula="of:=IF(LEN([$Worksheet.$A69])&gt;0;[$Worksheet.I69];&quot;&quot;)">
            <text:p/>
          </table:table-cell>
        </table:table-row>
        <table:table-row table:style-name="ro1">
          <table:table-cell table:formula="of:=IF(LEN([$Worksheet.$A70])&gt;0;[$Worksheet.A70];&quot;&quot;)">
            <text:p/>
          </table:table-cell>
          <table:table-cell table:formula="of:=IF(LEN([$Worksheet.$A70])&gt;0;[$Worksheet.B70];&quot;&quot;)">
            <text:p/>
          </table:table-cell>
          <table:table-cell table:formula="of:=IF(LEN([$Worksheet.$A70])&gt;0;[$Worksheet.C70];&quot;&quot;)">
            <text:p/>
          </table:table-cell>
          <table:table-cell table:formula="of:=IF(LEN([$Worksheet.$A70])&gt;0;[$Worksheet.E70];&quot;&quot;)">
            <text:p/>
          </table:table-cell>
          <table:table-cell table:formula="of:=IF(LEN([$Worksheet.$A70])&gt;0;[$Worksheet.G70];&quot;&quot;)">
            <text:p/>
          </table:table-cell>
          <table:table-cell table:formula="of:=IF(LEN([$Worksheet.$A70])&gt;0;[$Worksheet.H70];&quot;&quot;)">
            <text:p/>
          </table:table-cell>
          <table:table-cell table:formula="of:=IF(LEN([$Worksheet.$A70])&gt;0;[$Worksheet.I70];&quot;&quot;)">
            <text:p/>
          </table:table-cell>
        </table:table-row>
        <table:table-row table:style-name="ro1">
          <table:table-cell table:formula="of:=IF(LEN([$Worksheet.$A71])&gt;0;[$Worksheet.A71];&quot;&quot;)">
            <text:p/>
          </table:table-cell>
          <table:table-cell table:formula="of:=IF(LEN([$Worksheet.$A71])&gt;0;[$Worksheet.B71];&quot;&quot;)">
            <text:p/>
          </table:table-cell>
          <table:table-cell table:formula="of:=IF(LEN([$Worksheet.$A71])&gt;0;[$Worksheet.C71];&quot;&quot;)">
            <text:p/>
          </table:table-cell>
          <table:table-cell table:formula="of:=IF(LEN([$Worksheet.$A71])&gt;0;[$Worksheet.E71];&quot;&quot;)">
            <text:p/>
          </table:table-cell>
          <table:table-cell table:formula="of:=IF(LEN([$Worksheet.$A71])&gt;0;[$Worksheet.G71];&quot;&quot;)">
            <text:p/>
          </table:table-cell>
          <table:table-cell table:formula="of:=IF(LEN([$Worksheet.$A71])&gt;0;[$Worksheet.H71];&quot;&quot;)">
            <text:p/>
          </table:table-cell>
          <table:table-cell table:formula="of:=IF(LEN([$Worksheet.$A71])&gt;0;[$Worksheet.I71];&quot;&quot;)">
            <text:p/>
          </table:table-cell>
        </table:table-row>
        <table:table-row table:style-name="ro1">
          <table:table-cell table:formula="of:=IF(LEN([$Worksheet.$A72])&gt;0;[$Worksheet.A72];&quot;&quot;)">
            <text:p/>
          </table:table-cell>
          <table:table-cell table:formula="of:=IF(LEN([$Worksheet.$A72])&gt;0;[$Worksheet.B72];&quot;&quot;)">
            <text:p/>
          </table:table-cell>
          <table:table-cell table:formula="of:=IF(LEN([$Worksheet.$A72])&gt;0;[$Worksheet.C72];&quot;&quot;)">
            <text:p/>
          </table:table-cell>
          <table:table-cell table:formula="of:=IF(LEN([$Worksheet.$A72])&gt;0;[$Worksheet.E72];&quot;&quot;)">
            <text:p/>
          </table:table-cell>
          <table:table-cell table:formula="of:=IF(LEN([$Worksheet.$A72])&gt;0;[$Worksheet.G72];&quot;&quot;)">
            <text:p/>
          </table:table-cell>
          <table:table-cell table:formula="of:=IF(LEN([$Worksheet.$A72])&gt;0;[$Worksheet.H72];&quot;&quot;)">
            <text:p/>
          </table:table-cell>
          <table:table-cell table:formula="of:=IF(LEN([$Worksheet.$A72])&gt;0;[$Worksheet.I72];&quot;&quot;)">
            <text:p/>
          </table:table-cell>
        </table:table-row>
        <table:table-row table:style-name="ro1">
          <table:table-cell table:formula="of:=IF(LEN([$Worksheet.$A73])&gt;0;[$Worksheet.A73];&quot;&quot;)">
            <text:p/>
          </table:table-cell>
          <table:table-cell table:formula="of:=IF(LEN([$Worksheet.$A73])&gt;0;[$Worksheet.B73];&quot;&quot;)">
            <text:p/>
          </table:table-cell>
          <table:table-cell table:formula="of:=IF(LEN([$Worksheet.$A73])&gt;0;[$Worksheet.C73];&quot;&quot;)">
            <text:p/>
          </table:table-cell>
          <table:table-cell table:formula="of:=IF(LEN([$Worksheet.$A73])&gt;0;[$Worksheet.E73];&quot;&quot;)">
            <text:p/>
          </table:table-cell>
          <table:table-cell table:formula="of:=IF(LEN([$Worksheet.$A73])&gt;0;[$Worksheet.G73];&quot;&quot;)">
            <text:p/>
          </table:table-cell>
          <table:table-cell table:formula="of:=IF(LEN([$Worksheet.$A73])&gt;0;[$Worksheet.H73];&quot;&quot;)">
            <text:p/>
          </table:table-cell>
          <table:table-cell table:formula="of:=IF(LEN([$Worksheet.$A73])&gt;0;[$Worksheet.I73];&quot;&quot;)">
            <text:p/>
          </table:table-cell>
        </table:table-row>
        <table:table-row table:style-name="ro1">
          <table:table-cell table:formula="of:=IF(LEN([$Worksheet.$A74])&gt;0;[$Worksheet.A74];&quot;&quot;)">
            <text:p/>
          </table:table-cell>
          <table:table-cell table:formula="of:=IF(LEN([$Worksheet.$A74])&gt;0;[$Worksheet.B74];&quot;&quot;)">
            <text:p/>
          </table:table-cell>
          <table:table-cell table:formula="of:=IF(LEN([$Worksheet.$A74])&gt;0;[$Worksheet.C74];&quot;&quot;)">
            <text:p/>
          </table:table-cell>
          <table:table-cell table:formula="of:=IF(LEN([$Worksheet.$A74])&gt;0;[$Worksheet.E74];&quot;&quot;)">
            <text:p/>
          </table:table-cell>
          <table:table-cell table:formula="of:=IF(LEN([$Worksheet.$A74])&gt;0;[$Worksheet.G74];&quot;&quot;)">
            <text:p/>
          </table:table-cell>
          <table:table-cell table:formula="of:=IF(LEN([$Worksheet.$A74])&gt;0;[$Worksheet.H74];&quot;&quot;)">
            <text:p/>
          </table:table-cell>
          <table:table-cell table:formula="of:=IF(LEN([$Worksheet.$A74])&gt;0;[$Worksheet.I74];&quot;&quot;)">
            <text:p/>
          </table:table-cell>
        </table:table-row>
        <table:table-row table:style-name="ro1">
          <table:table-cell table:formula="of:=IF(LEN([$Worksheet.$A75])&gt;0;[$Worksheet.A75];&quot;&quot;)">
            <text:p/>
          </table:table-cell>
          <table:table-cell table:formula="of:=IF(LEN([$Worksheet.$A75])&gt;0;[$Worksheet.B75];&quot;&quot;)">
            <text:p/>
          </table:table-cell>
          <table:table-cell table:formula="of:=IF(LEN([$Worksheet.$A75])&gt;0;[$Worksheet.C75];&quot;&quot;)">
            <text:p/>
          </table:table-cell>
          <table:table-cell table:formula="of:=IF(LEN([$Worksheet.$A75])&gt;0;[$Worksheet.E75];&quot;&quot;)">
            <text:p/>
          </table:table-cell>
          <table:table-cell table:formula="of:=IF(LEN([$Worksheet.$A75])&gt;0;[$Worksheet.G75];&quot;&quot;)">
            <text:p/>
          </table:table-cell>
          <table:table-cell table:formula="of:=IF(LEN([$Worksheet.$A75])&gt;0;[$Worksheet.H75];&quot;&quot;)">
            <text:p/>
          </table:table-cell>
          <table:table-cell table:formula="of:=IF(LEN([$Worksheet.$A75])&gt;0;[$Worksheet.I75];&quot;&quot;)">
            <text:p/>
          </table:table-cell>
        </table:table-row>
        <table:table-row table:style-name="ro1">
          <table:table-cell table:formula="of:=IF(LEN([$Worksheet.$A76])&gt;0;[$Worksheet.A76];&quot;&quot;)">
            <text:p/>
          </table:table-cell>
          <table:table-cell table:formula="of:=IF(LEN([$Worksheet.$A76])&gt;0;[$Worksheet.B76];&quot;&quot;)">
            <text:p/>
          </table:table-cell>
          <table:table-cell table:formula="of:=IF(LEN([$Worksheet.$A76])&gt;0;[$Worksheet.C76];&quot;&quot;)">
            <text:p/>
          </table:table-cell>
          <table:table-cell table:formula="of:=IF(LEN([$Worksheet.$A76])&gt;0;[$Worksheet.E76];&quot;&quot;)">
            <text:p/>
          </table:table-cell>
          <table:table-cell table:formula="of:=IF(LEN([$Worksheet.$A76])&gt;0;[$Worksheet.G76];&quot;&quot;)">
            <text:p/>
          </table:table-cell>
          <table:table-cell table:formula="of:=IF(LEN([$Worksheet.$A76])&gt;0;[$Worksheet.H76];&quot;&quot;)">
            <text:p/>
          </table:table-cell>
          <table:table-cell table:formula="of:=IF(LEN([$Worksheet.$A76])&gt;0;[$Worksheet.I76];&quot;&quot;)">
            <text:p/>
          </table:table-cell>
        </table:table-row>
        <table:table-row table:style-name="ro1">
          <table:table-cell table:formula="of:=IF(LEN([$Worksheet.$A77])&gt;0;[$Worksheet.A77];&quot;&quot;)">
            <text:p/>
          </table:table-cell>
          <table:table-cell table:formula="of:=IF(LEN([$Worksheet.$A77])&gt;0;[$Worksheet.B77];&quot;&quot;)">
            <text:p/>
          </table:table-cell>
          <table:table-cell table:formula="of:=IF(LEN([$Worksheet.$A77])&gt;0;[$Worksheet.C77];&quot;&quot;)">
            <text:p/>
          </table:table-cell>
          <table:table-cell table:formula="of:=IF(LEN([$Worksheet.$A77])&gt;0;[$Worksheet.E77];&quot;&quot;)">
            <text:p/>
          </table:table-cell>
          <table:table-cell table:formula="of:=IF(LEN([$Worksheet.$A77])&gt;0;[$Worksheet.G77];&quot;&quot;)">
            <text:p/>
          </table:table-cell>
          <table:table-cell table:formula="of:=IF(LEN([$Worksheet.$A77])&gt;0;[$Worksheet.H77];&quot;&quot;)">
            <text:p/>
          </table:table-cell>
          <table:table-cell table:formula="of:=IF(LEN([$Worksheet.$A77])&gt;0;[$Worksheet.I77];&quot;&quot;)">
            <text:p/>
          </table:table-cell>
        </table:table-row>
        <table:table-row table:style-name="ro1">
          <table:table-cell table:formula="of:=IF(LEN([$Worksheet.$A78])&gt;0;[$Worksheet.A78];&quot;&quot;)">
            <text:p/>
          </table:table-cell>
          <table:table-cell table:formula="of:=IF(LEN([$Worksheet.$A78])&gt;0;[$Worksheet.B78];&quot;&quot;)">
            <text:p/>
          </table:table-cell>
          <table:table-cell table:formula="of:=IF(LEN([$Worksheet.$A78])&gt;0;[$Worksheet.C78];&quot;&quot;)">
            <text:p/>
          </table:table-cell>
          <table:table-cell table:formula="of:=IF(LEN([$Worksheet.$A78])&gt;0;[$Worksheet.E78];&quot;&quot;)">
            <text:p/>
          </table:table-cell>
          <table:table-cell table:formula="of:=IF(LEN([$Worksheet.$A78])&gt;0;[$Worksheet.G78];&quot;&quot;)">
            <text:p/>
          </table:table-cell>
          <table:table-cell table:formula="of:=IF(LEN([$Worksheet.$A78])&gt;0;[$Worksheet.H78];&quot;&quot;)">
            <text:p/>
          </table:table-cell>
          <table:table-cell table:formula="of:=IF(LEN([$Worksheet.$A78])&gt;0;[$Worksheet.I78];&quot;&quot;)">
            <text:p/>
          </table:table-cell>
        </table:table-row>
        <table:table-row table:style-name="ro1">
          <table:table-cell table:formula="of:=IF(LEN([$Worksheet.$A79])&gt;0;[$Worksheet.A79];&quot;&quot;)">
            <text:p/>
          </table:table-cell>
          <table:table-cell table:formula="of:=IF(LEN([$Worksheet.$A79])&gt;0;[$Worksheet.B79];&quot;&quot;)">
            <text:p/>
          </table:table-cell>
          <table:table-cell table:formula="of:=IF(LEN([$Worksheet.$A79])&gt;0;[$Worksheet.C79];&quot;&quot;)">
            <text:p/>
          </table:table-cell>
          <table:table-cell table:formula="of:=IF(LEN([$Worksheet.$A79])&gt;0;[$Worksheet.E79];&quot;&quot;)">
            <text:p/>
          </table:table-cell>
          <table:table-cell table:formula="of:=IF(LEN([$Worksheet.$A79])&gt;0;[$Worksheet.G79];&quot;&quot;)">
            <text:p/>
          </table:table-cell>
          <table:table-cell table:formula="of:=IF(LEN([$Worksheet.$A79])&gt;0;[$Worksheet.H79];&quot;&quot;)">
            <text:p/>
          </table:table-cell>
          <table:table-cell table:formula="of:=IF(LEN([$Worksheet.$A79])&gt;0;[$Worksheet.I79];&quot;&quot;)">
            <text:p/>
          </table:table-cell>
        </table:table-row>
        <table:table-row table:style-name="ro1">
          <table:table-cell table:formula="of:=IF(LEN([$Worksheet.$A80])&gt;0;[$Worksheet.A80];&quot;&quot;)">
            <text:p/>
          </table:table-cell>
          <table:table-cell table:formula="of:=IF(LEN([$Worksheet.$A80])&gt;0;[$Worksheet.B80];&quot;&quot;)">
            <text:p/>
          </table:table-cell>
          <table:table-cell table:formula="of:=IF(LEN([$Worksheet.$A80])&gt;0;[$Worksheet.C80];&quot;&quot;)">
            <text:p/>
          </table:table-cell>
          <table:table-cell table:formula="of:=IF(LEN([$Worksheet.$A80])&gt;0;[$Worksheet.E80];&quot;&quot;)">
            <text:p/>
          </table:table-cell>
          <table:table-cell table:formula="of:=IF(LEN([$Worksheet.$A80])&gt;0;[$Worksheet.G80];&quot;&quot;)">
            <text:p/>
          </table:table-cell>
          <table:table-cell table:formula="of:=IF(LEN([$Worksheet.$A80])&gt;0;[$Worksheet.H80];&quot;&quot;)">
            <text:p/>
          </table:table-cell>
          <table:table-cell table:formula="of:=IF(LEN([$Worksheet.$A80])&gt;0;[$Worksheet.I80];&quot;&quot;)">
            <text:p/>
          </table:table-cell>
        </table:table-row>
        <table:table-row table:style-name="ro1">
          <table:table-cell table:formula="of:=IF(LEN([$Worksheet.$A81])&gt;0;[$Worksheet.A81];&quot;&quot;)">
            <text:p/>
          </table:table-cell>
          <table:table-cell table:formula="of:=IF(LEN([$Worksheet.$A81])&gt;0;[$Worksheet.B81];&quot;&quot;)">
            <text:p/>
          </table:table-cell>
          <table:table-cell table:formula="of:=IF(LEN([$Worksheet.$A81])&gt;0;[$Worksheet.C81];&quot;&quot;)">
            <text:p/>
          </table:table-cell>
          <table:table-cell table:formula="of:=IF(LEN([$Worksheet.$A81])&gt;0;[$Worksheet.E81];&quot;&quot;)">
            <text:p/>
          </table:table-cell>
          <table:table-cell table:formula="of:=IF(LEN([$Worksheet.$A81])&gt;0;[$Worksheet.G81];&quot;&quot;)">
            <text:p/>
          </table:table-cell>
          <table:table-cell table:formula="of:=IF(LEN([$Worksheet.$A81])&gt;0;[$Worksheet.H81];&quot;&quot;)">
            <text:p/>
          </table:table-cell>
          <table:table-cell table:formula="of:=IF(LEN([$Worksheet.$A81])&gt;0;[$Worksheet.I81];&quot;&quot;)">
            <text:p/>
          </table:table-cell>
        </table:table-row>
        <table:table-row table:style-name="ro1">
          <table:table-cell table:formula="of:=IF(LEN([$Worksheet.$A82])&gt;0;[$Worksheet.A82];&quot;&quot;)">
            <text:p/>
          </table:table-cell>
          <table:table-cell table:formula="of:=IF(LEN([$Worksheet.$A82])&gt;0;[$Worksheet.B82];&quot;&quot;)">
            <text:p/>
          </table:table-cell>
          <table:table-cell table:formula="of:=IF(LEN([$Worksheet.$A82])&gt;0;[$Worksheet.C82];&quot;&quot;)">
            <text:p/>
          </table:table-cell>
          <table:table-cell table:formula="of:=IF(LEN([$Worksheet.$A82])&gt;0;[$Worksheet.E82];&quot;&quot;)">
            <text:p/>
          </table:table-cell>
          <table:table-cell table:formula="of:=IF(LEN([$Worksheet.$A82])&gt;0;[$Worksheet.G82];&quot;&quot;)">
            <text:p/>
          </table:table-cell>
          <table:table-cell table:formula="of:=IF(LEN([$Worksheet.$A82])&gt;0;[$Worksheet.H82];&quot;&quot;)">
            <text:p/>
          </table:table-cell>
          <table:table-cell table:formula="of:=IF(LEN([$Worksheet.$A82])&gt;0;[$Worksheet.I82];&quot;&quot;)">
            <text:p/>
          </table:table-cell>
        </table:table-row>
        <table:table-row table:style-name="ro1">
          <table:table-cell table:formula="of:=IF(LEN([$Worksheet.$A83])&gt;0;[$Worksheet.A83];&quot;&quot;)">
            <text:p/>
          </table:table-cell>
          <table:table-cell table:formula="of:=IF(LEN([$Worksheet.$A83])&gt;0;[$Worksheet.B83];&quot;&quot;)">
            <text:p/>
          </table:table-cell>
          <table:table-cell table:formula="of:=IF(LEN([$Worksheet.$A83])&gt;0;[$Worksheet.C83];&quot;&quot;)">
            <text:p/>
          </table:table-cell>
          <table:table-cell table:formula="of:=IF(LEN([$Worksheet.$A83])&gt;0;[$Worksheet.E83];&quot;&quot;)">
            <text:p/>
          </table:table-cell>
          <table:table-cell table:formula="of:=IF(LEN([$Worksheet.$A83])&gt;0;[$Worksheet.G83];&quot;&quot;)">
            <text:p/>
          </table:table-cell>
          <table:table-cell table:formula="of:=IF(LEN([$Worksheet.$A83])&gt;0;[$Worksheet.H83];&quot;&quot;)">
            <text:p/>
          </table:table-cell>
          <table:table-cell table:formula="of:=IF(LEN([$Worksheet.$A83])&gt;0;[$Worksheet.I83];&quot;&quot;)">
            <text:p/>
          </table:table-cell>
        </table:table-row>
        <table:table-row table:style-name="ro1">
          <table:table-cell table:formula="of:=IF(LEN([$Worksheet.$A84])&gt;0;[$Worksheet.A84];&quot;&quot;)">
            <text:p/>
          </table:table-cell>
          <table:table-cell table:formula="of:=IF(LEN([$Worksheet.$A84])&gt;0;[$Worksheet.B84];&quot;&quot;)">
            <text:p/>
          </table:table-cell>
          <table:table-cell table:formula="of:=IF(LEN([$Worksheet.$A84])&gt;0;[$Worksheet.C84];&quot;&quot;)">
            <text:p/>
          </table:table-cell>
          <table:table-cell table:formula="of:=IF(LEN([$Worksheet.$A84])&gt;0;[$Worksheet.E84];&quot;&quot;)">
            <text:p/>
          </table:table-cell>
          <table:table-cell table:formula="of:=IF(LEN([$Worksheet.$A84])&gt;0;[$Worksheet.G84];&quot;&quot;)">
            <text:p/>
          </table:table-cell>
          <table:table-cell table:formula="of:=IF(LEN([$Worksheet.$A84])&gt;0;[$Worksheet.H84];&quot;&quot;)">
            <text:p/>
          </table:table-cell>
          <table:table-cell table:formula="of:=IF(LEN([$Worksheet.$A84])&gt;0;[$Worksheet.I84];&quot;&quot;)">
            <text:p/>
          </table:table-cell>
        </table:table-row>
        <table:table-row table:style-name="ro1">
          <table:table-cell table:formula="of:=IF(LEN([$Worksheet.$A85])&gt;0;[$Worksheet.A85];&quot;&quot;)">
            <text:p/>
          </table:table-cell>
          <table:table-cell table:formula="of:=IF(LEN([$Worksheet.$A85])&gt;0;[$Worksheet.B85];&quot;&quot;)">
            <text:p/>
          </table:table-cell>
          <table:table-cell table:formula="of:=IF(LEN([$Worksheet.$A85])&gt;0;[$Worksheet.C85];&quot;&quot;)">
            <text:p/>
          </table:table-cell>
          <table:table-cell table:formula="of:=IF(LEN([$Worksheet.$A85])&gt;0;[$Worksheet.E85];&quot;&quot;)">
            <text:p/>
          </table:table-cell>
          <table:table-cell table:formula="of:=IF(LEN([$Worksheet.$A85])&gt;0;[$Worksheet.G85];&quot;&quot;)">
            <text:p/>
          </table:table-cell>
          <table:table-cell table:formula="of:=IF(LEN([$Worksheet.$A85])&gt;0;[$Worksheet.H85];&quot;&quot;)">
            <text:p/>
          </table:table-cell>
          <table:table-cell table:formula="of:=IF(LEN([$Worksheet.$A85])&gt;0;[$Worksheet.I85];&quot;&quot;)">
            <text:p/>
          </table:table-cell>
        </table:table-row>
        <table:table-row table:style-name="ro1">
          <table:table-cell table:formula="of:=IF(LEN([$Worksheet.$A86])&gt;0;[$Worksheet.A86];&quot;&quot;)">
            <text:p/>
          </table:table-cell>
          <table:table-cell table:formula="of:=IF(LEN([$Worksheet.$A86])&gt;0;[$Worksheet.B86];&quot;&quot;)">
            <text:p/>
          </table:table-cell>
          <table:table-cell table:formula="of:=IF(LEN([$Worksheet.$A86])&gt;0;[$Worksheet.C86];&quot;&quot;)">
            <text:p/>
          </table:table-cell>
          <table:table-cell table:formula="of:=IF(LEN([$Worksheet.$A86])&gt;0;[$Worksheet.E86];&quot;&quot;)">
            <text:p/>
          </table:table-cell>
          <table:table-cell table:formula="of:=IF(LEN([$Worksheet.$A86])&gt;0;[$Worksheet.G86];&quot;&quot;)">
            <text:p/>
          </table:table-cell>
          <table:table-cell table:formula="of:=IF(LEN([$Worksheet.$A86])&gt;0;[$Worksheet.H86];&quot;&quot;)">
            <text:p/>
          </table:table-cell>
          <table:table-cell table:formula="of:=IF(LEN([$Worksheet.$A86])&gt;0;[$Worksheet.I86];&quot;&quot;)">
            <text:p/>
          </table:table-cell>
        </table:table-row>
        <table:table-row table:style-name="ro1">
          <table:table-cell table:formula="of:=IF(LEN([$Worksheet.$A87])&gt;0;[$Worksheet.A87];&quot;&quot;)">
            <text:p/>
          </table:table-cell>
          <table:table-cell table:formula="of:=IF(LEN([$Worksheet.$A87])&gt;0;[$Worksheet.B87];&quot;&quot;)">
            <text:p/>
          </table:table-cell>
          <table:table-cell table:formula="of:=IF(LEN([$Worksheet.$A87])&gt;0;[$Worksheet.C87];&quot;&quot;)">
            <text:p/>
          </table:table-cell>
          <table:table-cell table:formula="of:=IF(LEN([$Worksheet.$A87])&gt;0;[$Worksheet.E87];&quot;&quot;)">
            <text:p/>
          </table:table-cell>
          <table:table-cell table:formula="of:=IF(LEN([$Worksheet.$A87])&gt;0;[$Worksheet.G87];&quot;&quot;)">
            <text:p/>
          </table:table-cell>
          <table:table-cell table:formula="of:=IF(LEN([$Worksheet.$A87])&gt;0;[$Worksheet.H87];&quot;&quot;)">
            <text:p/>
          </table:table-cell>
          <table:table-cell table:formula="of:=IF(LEN([$Worksheet.$A87])&gt;0;[$Worksheet.I87];&quot;&quot;)">
            <text:p/>
          </table:table-cell>
        </table:table-row>
        <table:table-row table:style-name="ro1">
          <table:table-cell table:formula="of:=IF(LEN([$Worksheet.$A88])&gt;0;[$Worksheet.A88];&quot;&quot;)">
            <text:p/>
          </table:table-cell>
          <table:table-cell table:formula="of:=IF(LEN([$Worksheet.$A88])&gt;0;[$Worksheet.B88];&quot;&quot;)">
            <text:p/>
          </table:table-cell>
          <table:table-cell table:formula="of:=IF(LEN([$Worksheet.$A88])&gt;0;[$Worksheet.C88];&quot;&quot;)">
            <text:p/>
          </table:table-cell>
          <table:table-cell table:formula="of:=IF(LEN([$Worksheet.$A88])&gt;0;[$Worksheet.E88];&quot;&quot;)">
            <text:p/>
          </table:table-cell>
          <table:table-cell table:formula="of:=IF(LEN([$Worksheet.$A88])&gt;0;[$Worksheet.G88];&quot;&quot;)">
            <text:p/>
          </table:table-cell>
          <table:table-cell table:formula="of:=IF(LEN([$Worksheet.$A88])&gt;0;[$Worksheet.H88];&quot;&quot;)">
            <text:p/>
          </table:table-cell>
          <table:table-cell table:formula="of:=IF(LEN([$Worksheet.$A88])&gt;0;[$Worksheet.I88];&quot;&quot;)">
            <text:p/>
          </table:table-cell>
        </table:table-row>
        <table:table-row table:style-name="ro1">
          <table:table-cell table:formula="of:=IF(LEN([$Worksheet.$A89])&gt;0;[$Worksheet.A89];&quot;&quot;)">
            <text:p/>
          </table:table-cell>
          <table:table-cell table:formula="of:=IF(LEN([$Worksheet.$A89])&gt;0;[$Worksheet.B89];&quot;&quot;)">
            <text:p/>
          </table:table-cell>
          <table:table-cell table:formula="of:=IF(LEN([$Worksheet.$A89])&gt;0;[$Worksheet.C89];&quot;&quot;)">
            <text:p/>
          </table:table-cell>
          <table:table-cell table:formula="of:=IF(LEN([$Worksheet.$A89])&gt;0;[$Worksheet.E89];&quot;&quot;)">
            <text:p/>
          </table:table-cell>
          <table:table-cell table:formula="of:=IF(LEN([$Worksheet.$A89])&gt;0;[$Worksheet.G89];&quot;&quot;)">
            <text:p/>
          </table:table-cell>
          <table:table-cell table:formula="of:=IF(LEN([$Worksheet.$A89])&gt;0;[$Worksheet.H89];&quot;&quot;)">
            <text:p/>
          </table:table-cell>
          <table:table-cell table:formula="of:=IF(LEN([$Worksheet.$A89])&gt;0;[$Worksheet.I89];&quot;&quot;)">
            <text:p/>
          </table:table-cell>
        </table:table-row>
        <table:table-row table:style-name="ro1">
          <table:table-cell table:formula="of:=IF(LEN([$Worksheet.$A90])&gt;0;[$Worksheet.A90];&quot;&quot;)">
            <text:p/>
          </table:table-cell>
          <table:table-cell table:formula="of:=IF(LEN([$Worksheet.$A90])&gt;0;[$Worksheet.B90];&quot;&quot;)">
            <text:p/>
          </table:table-cell>
          <table:table-cell table:formula="of:=IF(LEN([$Worksheet.$A90])&gt;0;[$Worksheet.C90];&quot;&quot;)">
            <text:p/>
          </table:table-cell>
          <table:table-cell table:formula="of:=IF(LEN([$Worksheet.$A90])&gt;0;[$Worksheet.E90];&quot;&quot;)">
            <text:p/>
          </table:table-cell>
          <table:table-cell table:formula="of:=IF(LEN([$Worksheet.$A90])&gt;0;[$Worksheet.G90];&quot;&quot;)">
            <text:p/>
          </table:table-cell>
          <table:table-cell table:formula="of:=IF(LEN([$Worksheet.$A90])&gt;0;[$Worksheet.H90];&quot;&quot;)">
            <text:p/>
          </table:table-cell>
          <table:table-cell table:formula="of:=IF(LEN([$Worksheet.$A90])&gt;0;[$Worksheet.I90];&quot;&quot;)">
            <text:p/>
          </table:table-cell>
        </table:table-row>
        <table:table-row table:style-name="ro1">
          <table:table-cell table:formula="of:=IF(LEN([$Worksheet.$A91])&gt;0;[$Worksheet.A91];&quot;&quot;)">
            <text:p/>
          </table:table-cell>
          <table:table-cell table:formula="of:=IF(LEN([$Worksheet.$A91])&gt;0;[$Worksheet.B91];&quot;&quot;)">
            <text:p/>
          </table:table-cell>
          <table:table-cell table:formula="of:=IF(LEN([$Worksheet.$A91])&gt;0;[$Worksheet.C91];&quot;&quot;)">
            <text:p/>
          </table:table-cell>
          <table:table-cell table:formula="of:=IF(LEN([$Worksheet.$A91])&gt;0;[$Worksheet.E91];&quot;&quot;)">
            <text:p/>
          </table:table-cell>
          <table:table-cell table:formula="of:=IF(LEN([$Worksheet.$A91])&gt;0;[$Worksheet.G91];&quot;&quot;)">
            <text:p/>
          </table:table-cell>
          <table:table-cell table:formula="of:=IF(LEN([$Worksheet.$A91])&gt;0;[$Worksheet.H91];&quot;&quot;)">
            <text:p/>
          </table:table-cell>
          <table:table-cell table:formula="of:=IF(LEN([$Worksheet.$A91])&gt;0;[$Worksheet.I91];&quot;&quot;)">
            <text:p/>
          </table:table-cell>
        </table:table-row>
        <table:table-row table:style-name="ro1">
          <table:table-cell table:formula="of:=IF(LEN([$Worksheet.$A92])&gt;0;[$Worksheet.A92];&quot;&quot;)">
            <text:p/>
          </table:table-cell>
          <table:table-cell table:formula="of:=IF(LEN([$Worksheet.$A92])&gt;0;[$Worksheet.B92];&quot;&quot;)">
            <text:p/>
          </table:table-cell>
          <table:table-cell table:formula="of:=IF(LEN([$Worksheet.$A92])&gt;0;[$Worksheet.C92];&quot;&quot;)">
            <text:p/>
          </table:table-cell>
          <table:table-cell table:formula="of:=IF(LEN([$Worksheet.$A92])&gt;0;[$Worksheet.E92];&quot;&quot;)">
            <text:p/>
          </table:table-cell>
          <table:table-cell table:formula="of:=IF(LEN([$Worksheet.$A92])&gt;0;[$Worksheet.G92];&quot;&quot;)">
            <text:p/>
          </table:table-cell>
          <table:table-cell table:formula="of:=IF(LEN([$Worksheet.$A92])&gt;0;[$Worksheet.H92];&quot;&quot;)">
            <text:p/>
          </table:table-cell>
          <table:table-cell table:formula="of:=IF(LEN([$Worksheet.$A92])&gt;0;[$Worksheet.I92];&quot;&quot;)">
            <text:p/>
          </table:table-cell>
        </table:table-row>
        <table:table-row table:style-name="ro1">
          <table:table-cell table:formula="of:=IF(LEN([$Worksheet.$A93])&gt;0;[$Worksheet.A93];&quot;&quot;)">
            <text:p/>
          </table:table-cell>
          <table:table-cell table:formula="of:=IF(LEN([$Worksheet.$A93])&gt;0;[$Worksheet.B93];&quot;&quot;)">
            <text:p/>
          </table:table-cell>
          <table:table-cell table:formula="of:=IF(LEN([$Worksheet.$A93])&gt;0;[$Worksheet.C93];&quot;&quot;)">
            <text:p/>
          </table:table-cell>
          <table:table-cell table:formula="of:=IF(LEN([$Worksheet.$A93])&gt;0;[$Worksheet.E93];&quot;&quot;)">
            <text:p/>
          </table:table-cell>
          <table:table-cell table:formula="of:=IF(LEN([$Worksheet.$A93])&gt;0;[$Worksheet.G93];&quot;&quot;)">
            <text:p/>
          </table:table-cell>
          <table:table-cell table:formula="of:=IF(LEN([$Worksheet.$A93])&gt;0;[$Worksheet.H93];&quot;&quot;)">
            <text:p/>
          </table:table-cell>
          <table:table-cell table:formula="of:=IF(LEN([$Worksheet.$A93])&gt;0;[$Worksheet.I93];&quot;&quot;)">
            <text:p/>
          </table:table-cell>
        </table:table-row>
        <table:table-row table:style-name="ro1">
          <table:table-cell table:formula="of:=IF(LEN([$Worksheet.$A94])&gt;0;[$Worksheet.A94];&quot;&quot;)">
            <text:p/>
          </table:table-cell>
          <table:table-cell table:formula="of:=IF(LEN([$Worksheet.$A94])&gt;0;[$Worksheet.B94];&quot;&quot;)">
            <text:p/>
          </table:table-cell>
          <table:table-cell table:formula="of:=IF(LEN([$Worksheet.$A94])&gt;0;[$Worksheet.C94];&quot;&quot;)">
            <text:p/>
          </table:table-cell>
          <table:table-cell table:formula="of:=IF(LEN([$Worksheet.$A94])&gt;0;[$Worksheet.E94];&quot;&quot;)">
            <text:p/>
          </table:table-cell>
          <table:table-cell table:formula="of:=IF(LEN([$Worksheet.$A94])&gt;0;[$Worksheet.G94];&quot;&quot;)">
            <text:p/>
          </table:table-cell>
          <table:table-cell table:formula="of:=IF(LEN([$Worksheet.$A94])&gt;0;[$Worksheet.H94];&quot;&quot;)">
            <text:p/>
          </table:table-cell>
          <table:table-cell table:formula="of:=IF(LEN([$Worksheet.$A94])&gt;0;[$Worksheet.I94];&quot;&quot;)">
            <text:p/>
          </table:table-cell>
        </table:table-row>
        <table:table-row table:style-name="ro1">
          <table:table-cell table:formula="of:=IF(LEN([$Worksheet.$A95])&gt;0;[$Worksheet.A95];&quot;&quot;)">
            <text:p/>
          </table:table-cell>
          <table:table-cell table:formula="of:=IF(LEN([$Worksheet.$A95])&gt;0;[$Worksheet.B95];&quot;&quot;)">
            <text:p/>
          </table:table-cell>
          <table:table-cell table:formula="of:=IF(LEN([$Worksheet.$A95])&gt;0;[$Worksheet.C95];&quot;&quot;)">
            <text:p/>
          </table:table-cell>
          <table:table-cell table:formula="of:=IF(LEN([$Worksheet.$A95])&gt;0;[$Worksheet.E95];&quot;&quot;)">
            <text:p/>
          </table:table-cell>
          <table:table-cell table:formula="of:=IF(LEN([$Worksheet.$A95])&gt;0;[$Worksheet.G95];&quot;&quot;)">
            <text:p/>
          </table:table-cell>
          <table:table-cell table:formula="of:=IF(LEN([$Worksheet.$A95])&gt;0;[$Worksheet.H95];&quot;&quot;)">
            <text:p/>
          </table:table-cell>
          <table:table-cell table:formula="of:=IF(LEN([$Worksheet.$A95])&gt;0;[$Worksheet.I95];&quot;&quot;)">
            <text:p/>
          </table:table-cell>
        </table:table-row>
        <table:table-row table:style-name="ro1">
          <table:table-cell table:formula="of:=IF(LEN([$Worksheet.$A96])&gt;0;[$Worksheet.A96];&quot;&quot;)">
            <text:p/>
          </table:table-cell>
          <table:table-cell table:formula="of:=IF(LEN([$Worksheet.$A96])&gt;0;[$Worksheet.B96];&quot;&quot;)">
            <text:p/>
          </table:table-cell>
          <table:table-cell table:formula="of:=IF(LEN([$Worksheet.$A96])&gt;0;[$Worksheet.C96];&quot;&quot;)">
            <text:p/>
          </table:table-cell>
          <table:table-cell table:formula="of:=IF(LEN([$Worksheet.$A96])&gt;0;[$Worksheet.E96];&quot;&quot;)">
            <text:p/>
          </table:table-cell>
          <table:table-cell table:formula="of:=IF(LEN([$Worksheet.$A96])&gt;0;[$Worksheet.G96];&quot;&quot;)">
            <text:p/>
          </table:table-cell>
          <table:table-cell table:formula="of:=IF(LEN([$Worksheet.$A96])&gt;0;[$Worksheet.H96];&quot;&quot;)">
            <text:p/>
          </table:table-cell>
          <table:table-cell table:formula="of:=IF(LEN([$Worksheet.$A96])&gt;0;[$Worksheet.I96];&quot;&quot;)">
            <text:p/>
          </table:table-cell>
        </table:table-row>
        <table:table-row table:style-name="ro1">
          <table:table-cell table:formula="of:=IF(LEN([$Worksheet.$A97])&gt;0;[$Worksheet.A97];&quot;&quot;)">
            <text:p/>
          </table:table-cell>
          <table:table-cell table:formula="of:=IF(LEN([$Worksheet.$A97])&gt;0;[$Worksheet.B97];&quot;&quot;)">
            <text:p/>
          </table:table-cell>
          <table:table-cell table:formula="of:=IF(LEN([$Worksheet.$A97])&gt;0;[$Worksheet.C97];&quot;&quot;)">
            <text:p/>
          </table:table-cell>
          <table:table-cell table:formula="of:=IF(LEN([$Worksheet.$A97])&gt;0;[$Worksheet.E97];&quot;&quot;)">
            <text:p/>
          </table:table-cell>
          <table:table-cell table:formula="of:=IF(LEN([$Worksheet.$A97])&gt;0;[$Worksheet.G97];&quot;&quot;)">
            <text:p/>
          </table:table-cell>
          <table:table-cell table:formula="of:=IF(LEN([$Worksheet.$A97])&gt;0;[$Worksheet.H97];&quot;&quot;)">
            <text:p/>
          </table:table-cell>
          <table:table-cell table:formula="of:=IF(LEN([$Worksheet.$A97])&gt;0;[$Worksheet.I97];&quot;&quot;)">
            <text:p/>
          </table:table-cell>
        </table:table-row>
        <table:table-row table:style-name="ro1">
          <table:table-cell table:formula="of:=IF(LEN([$Worksheet.$A98])&gt;0;[$Worksheet.A98];&quot;&quot;)">
            <text:p/>
          </table:table-cell>
          <table:table-cell table:formula="of:=IF(LEN([$Worksheet.$A98])&gt;0;[$Worksheet.B98];&quot;&quot;)">
            <text:p/>
          </table:table-cell>
          <table:table-cell table:formula="of:=IF(LEN([$Worksheet.$A98])&gt;0;[$Worksheet.C98];&quot;&quot;)">
            <text:p/>
          </table:table-cell>
          <table:table-cell table:formula="of:=IF(LEN([$Worksheet.$A98])&gt;0;[$Worksheet.E98];&quot;&quot;)">
            <text:p/>
          </table:table-cell>
          <table:table-cell table:formula="of:=IF(LEN([$Worksheet.$A98])&gt;0;[$Worksheet.G98];&quot;&quot;)">
            <text:p/>
          </table:table-cell>
          <table:table-cell table:formula="of:=IF(LEN([$Worksheet.$A98])&gt;0;[$Worksheet.H98];&quot;&quot;)">
            <text:p/>
          </table:table-cell>
          <table:table-cell table:formula="of:=IF(LEN([$Worksheet.$A98])&gt;0;[$Worksheet.I98];&quot;&quot;)">
            <text:p/>
          </table:table-cell>
        </table:table-row>
        <table:table-row table:style-name="ro1">
          <table:table-cell table:formula="of:=IF(LEN([$Worksheet.$A99])&gt;0;[$Worksheet.A99];&quot;&quot;)">
            <text:p/>
          </table:table-cell>
          <table:table-cell table:formula="of:=IF(LEN([$Worksheet.$A99])&gt;0;[$Worksheet.B99];&quot;&quot;)">
            <text:p/>
          </table:table-cell>
          <table:table-cell table:formula="of:=IF(LEN([$Worksheet.$A99])&gt;0;[$Worksheet.C99];&quot;&quot;)">
            <text:p/>
          </table:table-cell>
          <table:table-cell table:formula="of:=IF(LEN([$Worksheet.$A99])&gt;0;[$Worksheet.E99];&quot;&quot;)">
            <text:p/>
          </table:table-cell>
          <table:table-cell table:formula="of:=IF(LEN([$Worksheet.$A99])&gt;0;[$Worksheet.G99];&quot;&quot;)">
            <text:p/>
          </table:table-cell>
          <table:table-cell table:formula="of:=IF(LEN([$Worksheet.$A99])&gt;0;[$Worksheet.H99];&quot;&quot;)">
            <text:p/>
          </table:table-cell>
          <table:table-cell table:formula="of:=IF(LEN([$Worksheet.$A99])&gt;0;[$Worksheet.I99];&quot;&quot;)">
            <text:p/>
          </table:table-cell>
        </table:table-row>
        <table:table-row table:style-name="ro1">
          <table:table-cell table:formula="of:=IF(LEN([$Worksheet.$A100])&gt;0;[$Worksheet.A100];&quot;&quot;)">
            <text:p/>
          </table:table-cell>
          <table:table-cell table:formula="of:=IF(LEN([$Worksheet.$A100])&gt;0;[$Worksheet.B100];&quot;&quot;)">
            <text:p/>
          </table:table-cell>
          <table:table-cell table:formula="of:=IF(LEN([$Worksheet.$A100])&gt;0;[$Worksheet.C100];&quot;&quot;)">
            <text:p/>
          </table:table-cell>
          <table:table-cell table:formula="of:=IF(LEN([$Worksheet.$A100])&gt;0;[$Worksheet.E100];&quot;&quot;)">
            <text:p/>
          </table:table-cell>
          <table:table-cell table:formula="of:=IF(LEN([$Worksheet.$A100])&gt;0;[$Worksheet.G100];&quot;&quot;)">
            <text:p/>
          </table:table-cell>
          <table:table-cell table:formula="of:=IF(LEN([$Worksheet.$A100])&gt;0;[$Worksheet.H100];&quot;&quot;)">
            <text:p/>
          </table:table-cell>
          <table:table-cell table:formula="of:=IF(LEN([$Worksheet.$A100])&gt;0;[$Worksheet.I100];&quot;&quot;)">
            <text:p/>
          </table:table-cell>
        </table:table-row>
        <table:table-row table:style-name="ro1">
          <table:table-cell table:formula="of:=IF(LEN([$Worksheet.$A101])&gt;0;[$Worksheet.A101];&quot;&quot;)">
            <text:p/>
          </table:table-cell>
          <table:table-cell table:formula="of:=IF(LEN([$Worksheet.$A101])&gt;0;[$Worksheet.B101];&quot;&quot;)">
            <text:p/>
          </table:table-cell>
          <table:table-cell table:formula="of:=IF(LEN([$Worksheet.$A101])&gt;0;[$Worksheet.C101];&quot;&quot;)">
            <text:p/>
          </table:table-cell>
          <table:table-cell table:formula="of:=IF(LEN([$Worksheet.$A101])&gt;0;[$Worksheet.E101];&quot;&quot;)">
            <text:p/>
          </table:table-cell>
          <table:table-cell table:formula="of:=IF(LEN([$Worksheet.$A101])&gt;0;[$Worksheet.G101];&quot;&quot;)">
            <text:p/>
          </table:table-cell>
          <table:table-cell table:formula="of:=IF(LEN([$Worksheet.$A101])&gt;0;[$Worksheet.H101];&quot;&quot;)">
            <text:p/>
          </table:table-cell>
          <table:table-cell table:formula="of:=IF(LEN([$Worksheet.$A101])&gt;0;[$Worksheet.I101];&quot;&quot;)">
            <text:p/>
          </table:table-cell>
        </table:table-row>
        <table:table-row table:style-name="ro1">
          <table:table-cell table:formula="of:=IF(LEN([$Worksheet.$A102])&gt;0;[$Worksheet.A102];&quot;&quot;)">
            <text:p/>
          </table:table-cell>
          <table:table-cell table:formula="of:=IF(LEN([$Worksheet.$A102])&gt;0;[$Worksheet.B102];&quot;&quot;)">
            <text:p/>
          </table:table-cell>
          <table:table-cell table:formula="of:=IF(LEN([$Worksheet.$A102])&gt;0;[$Worksheet.C102];&quot;&quot;)">
            <text:p/>
          </table:table-cell>
          <table:table-cell table:formula="of:=IF(LEN([$Worksheet.$A102])&gt;0;[$Worksheet.E102];&quot;&quot;)">
            <text:p/>
          </table:table-cell>
          <table:table-cell table:formula="of:=IF(LEN([$Worksheet.$A102])&gt;0;[$Worksheet.G102];&quot;&quot;)">
            <text:p/>
          </table:table-cell>
          <table:table-cell table:formula="of:=IF(LEN([$Worksheet.$A102])&gt;0;[$Worksheet.H102];&quot;&quot;)">
            <text:p/>
          </table:table-cell>
          <table:table-cell table:formula="of:=IF(LEN([$Worksheet.$A102])&gt;0;[$Worksheet.I102];&quot;&quot;)">
            <text:p/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Group" table:target-range-address="Data.A1:Data.B11" table:on-update-keep-styles="true" table:on-update-keep-size="false" table:orientation="column"/>
        <table:database-range table:name="Template" table:target-range-address="Data.D1:Data.E14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00-00-00</text:date>, <text:time style:data-style-name="N2" text:time-value="14:57:48.403365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2-24T10:49:55.183161474</meta:creation-date>
    <meta:generator>LibreOffice/6.4.7.2$Linux_X86_64 LibreOffice_project/40$Build-2</meta:generator>
    <dc:date>2025-04-17T14:59:36.679928060</dc:date>
    <meta:editing-duration>PT5H10M37S</meta:editing-duration>
    <meta:editing-cycles>14</meta:editing-cycles>
    <meta:document-statistic meta:table-count="3" meta:cell-count="1299" meta:object-count="0"/>
  </office:meta>
</office:document-meta>
</file>